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c18ac" officeooo:paragraph-rsid="001c18ac"/>
    </style:style>
    <style:style style:name="P2" style:family="paragraph" style:parent-style-name="Text_20_body">
      <style:text-properties officeooo:rsid="001dc413" officeooo:paragraph-rsid="001dc413"/>
    </style:style>
    <style:style style:name="P3" style:family="paragraph" style:parent-style-name="Text_20_body">
      <style:text-properties officeooo:rsid="001e8e80" officeooo:paragraph-rsid="001e8e80"/>
    </style:style>
    <style:style style:name="P4" style:family="paragraph" style:parent-style-name="Text_20_body">
      <style:text-properties officeooo:rsid="002051fe" officeooo:paragraph-rsid="002051fe"/>
    </style:style>
    <style:style style:name="P5" style:family="paragraph" style:parent-style-name="Text_20_body">
      <style:text-properties officeooo:rsid="00278888" officeooo:paragraph-rsid="00278888"/>
    </style:style>
    <style:style style:name="P6" style:family="paragraph" style:parent-style-name="Text_20_body">
      <style:text-properties officeooo:rsid="0027cdf3" officeooo:paragraph-rsid="0027cdf3"/>
    </style:style>
    <style:style style:name="P7" style:family="paragraph" style:parent-style-name="Text_20_body">
      <style:text-properties officeooo:rsid="0027cdf3" officeooo:paragraph-rsid="00ca0d2c"/>
    </style:style>
    <style:style style:name="P8" style:family="paragraph" style:parent-style-name="Text_20_body">
      <style:text-properties officeooo:rsid="002bcced" officeooo:paragraph-rsid="002bcced"/>
    </style:style>
    <style:style style:name="P9" style:family="paragraph" style:parent-style-name="Text_20_body">
      <style:text-properties fo:font-style="italic" officeooo:rsid="00a3fa5c" officeooo:paragraph-rsid="00a3fa5c" style:font-style-asian="italic" style:font-style-complex="italic"/>
    </style:style>
    <style:style style:name="P10" style:family="paragraph" style:parent-style-name="Text_20_body">
      <style:text-properties fo:font-style="italic" officeooo:rsid="00dd3c68" officeooo:paragraph-rsid="00dd3c68" style:font-style-asian="italic" style:font-style-complex="italic"/>
    </style:style>
    <style:style style:name="P11" style:family="paragraph" style:parent-style-name="Text_20_body">
      <style:text-properties fo:font-style="italic" officeooo:rsid="00de46b7" officeooo:paragraph-rsid="00de46b7" style:font-style-asian="italic" style:font-style-complex="italic"/>
    </style:style>
    <style:style style:name="P12" style:family="paragraph" style:parent-style-name="Text_20_body">
      <style:text-properties fo:font-style="italic" fo:font-weight="bold" officeooo:rsid="00cc59ea" officeooo:paragraph-rsid="00cc59ea" style:font-style-asian="italic" style:font-weight-asian="bold" style:font-style-complex="italic" style:font-weight-complex="bold"/>
    </style:style>
    <style:style style:name="P13" style:family="paragraph" style:parent-style-name="Text_20_body">
      <style:text-properties fo:font-style="italic" fo:font-weight="bold" officeooo:rsid="00d0ec31" officeooo:paragraph-rsid="00d0ec31" style:font-style-asian="italic" style:font-weight-asian="bold" style:font-style-complex="italic" style:font-weight-complex="bold"/>
    </style:style>
    <style:style style:name="P14" style:family="paragraph" style:parent-style-name="Text_20_body">
      <style:text-properties officeooo:rsid="00389d13" officeooo:paragraph-rsid="00389d13"/>
    </style:style>
    <style:style style:name="P15" style:family="paragraph" style:parent-style-name="Text_20_body">
      <style:text-properties officeooo:rsid="0048db8a" officeooo:paragraph-rsid="0048db8a"/>
    </style:style>
    <style:style style:name="P16" style:family="paragraph" style:parent-style-name="Text_20_body">
      <style:text-properties officeooo:rsid="004b844b" officeooo:paragraph-rsid="004b844b"/>
    </style:style>
    <style:style style:name="P17" style:family="paragraph" style:parent-style-name="Text_20_body">
      <style:text-properties officeooo:rsid="004de9a5" officeooo:paragraph-rsid="004de9a5"/>
    </style:style>
    <style:style style:name="P18" style:family="paragraph" style:parent-style-name="Text_20_body">
      <style:text-properties officeooo:rsid="004fb653" officeooo:paragraph-rsid="004fb653"/>
    </style:style>
    <style:style style:name="P19" style:family="paragraph" style:parent-style-name="Text_20_body">
      <style:text-properties officeooo:paragraph-rsid="0052c271"/>
    </style:style>
    <style:style style:name="P20" style:family="paragraph" style:parent-style-name="Text_20_body">
      <style:text-properties officeooo:rsid="005925b0" officeooo:paragraph-rsid="005925b0"/>
    </style:style>
    <style:style style:name="P21" style:family="paragraph" style:parent-style-name="Text_20_body">
      <style:text-properties fo:font-style="normal" officeooo:rsid="004d3dcc" officeooo:paragraph-rsid="0052c271" style:font-style-asian="normal" style:font-style-complex="normal"/>
    </style:style>
    <style:style style:name="P22" style:family="paragraph" style:parent-style-name="Text_20_body">
      <style:text-properties fo:font-style="normal" officeooo:rsid="00989354" officeooo:paragraph-rsid="00989354" style:font-style-asian="normal" style:font-style-complex="normal"/>
    </style:style>
    <style:style style:name="P23" style:family="paragraph" style:parent-style-name="Text_20_body">
      <style:text-properties fo:font-style="normal" officeooo:rsid="00a92964" officeooo:paragraph-rsid="00a92964" style:font-style-asian="normal" style:font-style-complex="normal"/>
    </style:style>
    <style:style style:name="P24" style:family="paragraph" style:parent-style-name="Text_20_body">
      <style:text-properties fo:font-style="normal" officeooo:rsid="00aacc78" officeooo:paragraph-rsid="00aacc78" style:font-style-asian="normal" style:font-style-complex="normal"/>
    </style:style>
    <style:style style:name="P25" style:family="paragraph" style:parent-style-name="Text_20_body">
      <style:text-properties fo:font-style="normal" officeooo:rsid="00ab4ab0" officeooo:paragraph-rsid="00ac5888" style:font-style-asian="normal" style:font-style-complex="normal"/>
    </style:style>
    <style:style style:name="P26" style:family="paragraph" style:parent-style-name="Text_20_body">
      <style:text-properties fo:font-style="normal" officeooo:rsid="00bcce0e" officeooo:paragraph-rsid="00bcce0e" style:font-style-asian="normal" style:font-style-complex="normal"/>
    </style:style>
    <style:style style:name="P27" style:family="paragraph" style:parent-style-name="Text_20_body">
      <style:text-properties fo:font-style="normal" officeooo:rsid="00c32952" officeooo:paragraph-rsid="00c32952" style:font-style-asian="normal" style:font-style-complex="normal"/>
    </style:style>
    <style:style style:name="P28" style:family="paragraph" style:parent-style-name="Text_20_body">
      <style:text-properties fo:font-style="normal" officeooo:rsid="00c77751" officeooo:paragraph-rsid="00c77751" style:font-style-asian="normal" style:font-style-complex="normal"/>
    </style:style>
    <style:style style:name="P29" style:family="paragraph" style:parent-style-name="Text_20_body">
      <style:text-properties fo:font-style="normal" officeooo:rsid="00cbda9c" officeooo:paragraph-rsid="00cbda9c" style:font-style-asian="normal" style:font-style-complex="normal"/>
    </style:style>
    <style:style style:name="P30" style:family="paragraph" style:parent-style-name="Text_20_body">
      <style:text-properties fo:font-style="normal" officeooo:rsid="00d0d51f" officeooo:paragraph-rsid="00d0d51f" style:font-style-asian="normal" style:font-style-complex="normal"/>
    </style:style>
    <style:style style:name="P31" style:family="paragraph" style:parent-style-name="Text_20_body">
      <style:text-properties fo:font-style="normal" officeooo:rsid="00d52529" officeooo:paragraph-rsid="00d52529" style:font-style-asian="normal" style:font-style-complex="normal"/>
    </style:style>
    <style:style style:name="P32" style:family="paragraph" style:parent-style-name="Text_20_body">
      <style:text-properties fo:font-style="normal" officeooo:rsid="00ca0d2c" officeooo:paragraph-rsid="00ca0d2c" style:font-style-asian="normal" style:font-style-complex="normal"/>
    </style:style>
    <style:style style:name="P33" style:family="paragraph" style:parent-style-name="Text_20_body">
      <style:text-properties fo:font-style="normal" fo:font-weight="normal" officeooo:rsid="00d941e2" officeooo:paragraph-rsid="00d941e2" style:font-style-asian="normal" style:font-weight-asian="normal" style:font-style-complex="normal" style:font-weight-complex="normal"/>
    </style:style>
    <style:style style:name="P34" style:family="paragraph" style:parent-style-name="Text_20_body">
      <style:text-properties fo:font-style="normal" fo:font-weight="normal" officeooo:rsid="00cc1554" officeooo:paragraph-rsid="00cc1554" style:font-style-asian="normal" style:font-weight-asian="normal" style:font-style-complex="normal" style:font-weight-complex="normal"/>
    </style:style>
    <style:style style:name="P35" style:family="paragraph" style:parent-style-name="Text_20_body">
      <style:text-properties officeooo:rsid="005fde75" officeooo:paragraph-rsid="005fde75"/>
    </style:style>
    <style:style style:name="P36" style:family="paragraph" style:parent-style-name="Text_20_body">
      <style:text-properties officeooo:paragraph-rsid="005fde75"/>
    </style:style>
    <style:style style:name="P37" style:family="paragraph" style:parent-style-name="Text_20_body">
      <style:text-properties officeooo:rsid="0062dff0" officeooo:paragraph-rsid="0062dff0"/>
    </style:style>
    <style:style style:name="P38" style:family="paragraph" style:parent-style-name="Text_20_body">
      <style:text-properties officeooo:rsid="0062dff0" officeooo:paragraph-rsid="006401b5"/>
    </style:style>
    <style:style style:name="P39" style:family="paragraph" style:parent-style-name="Text_20_body">
      <style:text-properties officeooo:rsid="006401b5" officeooo:paragraph-rsid="006401b5"/>
    </style:style>
    <style:style style:name="P40" style:family="paragraph" style:parent-style-name="Text_20_body">
      <style:text-properties officeooo:rsid="0064a053" officeooo:paragraph-rsid="0064a053"/>
    </style:style>
    <style:style style:name="P41" style:family="paragraph" style:parent-style-name="Text_20_body">
      <style:text-properties officeooo:rsid="00674bf4" officeooo:paragraph-rsid="00674bf4"/>
    </style:style>
    <style:style style:name="P42" style:family="paragraph" style:parent-style-name="Text_20_body">
      <style:text-properties officeooo:rsid="004ad401" officeooo:paragraph-rsid="004ad401"/>
    </style:style>
    <style:style style:name="P43" style:family="paragraph" style:parent-style-name="Text_20_body">
      <style:text-properties officeooo:rsid="0069770f" officeooo:paragraph-rsid="0069770f"/>
    </style:style>
    <style:style style:name="P44" style:family="paragraph" style:parent-style-name="Text_20_body">
      <style:text-properties officeooo:rsid="008b6c5e" officeooo:paragraph-rsid="008b6c5e"/>
    </style:style>
    <style:style style:name="P45" style:family="paragraph" style:parent-style-name="Text_20_body">
      <style:text-properties officeooo:rsid="0092920b" officeooo:paragraph-rsid="0092920b"/>
    </style:style>
    <style:style style:name="P46" style:family="paragraph" style:parent-style-name="Text_20_body">
      <style:text-properties officeooo:rsid="00989354" officeooo:paragraph-rsid="00989354"/>
    </style:style>
    <style:style style:name="P47" style:family="paragraph" style:parent-style-name="Text_20_body">
      <style:text-properties officeooo:rsid="009feecd" officeooo:paragraph-rsid="009feecd"/>
    </style:style>
    <style:style style:name="P48" style:family="paragraph" style:parent-style-name="Text_20_body">
      <style:text-properties officeooo:rsid="00a283c3" officeooo:paragraph-rsid="00a283c3"/>
    </style:style>
    <style:style style:name="P49" style:family="paragraph" style:parent-style-name="Text_20_body">
      <style:text-properties officeooo:rsid="00a92964" officeooo:paragraph-rsid="00a92964"/>
    </style:style>
    <style:style style:name="P50" style:family="paragraph" style:parent-style-name="Text_20_body">
      <style:text-properties officeooo:rsid="00aacc78" officeooo:paragraph-rsid="00aacc78"/>
    </style:style>
    <style:style style:name="P51" style:family="paragraph" style:parent-style-name="Text_20_body">
      <style:text-properties officeooo:rsid="00ab4ab0" officeooo:paragraph-rsid="00ab4ab0"/>
    </style:style>
    <style:style style:name="P52" style:family="paragraph" style:parent-style-name="Text_20_body">
      <style:text-properties officeooo:rsid="00ab4ab0" officeooo:paragraph-rsid="00ac5888"/>
    </style:style>
    <style:style style:name="P53" style:family="paragraph" style:parent-style-name="Text_20_body">
      <style:text-properties officeooo:rsid="00ad720f" officeooo:paragraph-rsid="00ad720f"/>
    </style:style>
    <style:style style:name="P54" style:family="paragraph" style:parent-style-name="Text_20_body">
      <style:text-properties officeooo:paragraph-rsid="00aff2fa"/>
    </style:style>
    <style:style style:name="P55" style:family="paragraph" style:parent-style-name="Text_20_body">
      <style:text-properties officeooo:rsid="005e998e" officeooo:paragraph-rsid="005e998e"/>
    </style:style>
    <style:style style:name="P56" style:family="paragraph" style:parent-style-name="Text_20_body">
      <style:text-properties officeooo:rsid="00b6e0a7" officeooo:paragraph-rsid="00b6e0a7"/>
    </style:style>
    <style:style style:name="P57" style:family="paragraph" style:parent-style-name="Text_20_body">
      <style:text-properties officeooo:rsid="006061e9" officeooo:paragraph-rsid="006061e9"/>
    </style:style>
    <style:style style:name="P58" style:family="paragraph" style:parent-style-name="Text_20_body">
      <style:text-properties officeooo:rsid="00c0eb4b" officeooo:paragraph-rsid="00c0eb4b"/>
    </style:style>
    <style:style style:name="P59" style:family="paragraph" style:parent-style-name="Text_20_body">
      <style:text-properties officeooo:rsid="003c23d9" officeooo:paragraph-rsid="003c23d9"/>
    </style:style>
    <style:style style:name="P60" style:family="paragraph" style:parent-style-name="Text_20_body">
      <style:text-properties officeooo:rsid="00c17694" officeooo:paragraph-rsid="00c17694"/>
    </style:style>
    <style:style style:name="P61" style:family="paragraph" style:parent-style-name="Text_20_body">
      <style:text-properties officeooo:rsid="00c23a7e" officeooo:paragraph-rsid="00c23a7e"/>
    </style:style>
    <style:style style:name="P62" style:family="paragraph" style:parent-style-name="Text_20_body">
      <style:text-properties officeooo:rsid="00c32952" officeooo:paragraph-rsid="00c32952"/>
    </style:style>
    <style:style style:name="P63" style:family="paragraph" style:parent-style-name="Text_20_body">
      <style:text-properties officeooo:rsid="00c4e026" officeooo:paragraph-rsid="00c4e026"/>
    </style:style>
    <style:style style:name="P64" style:family="paragraph" style:parent-style-name="Text_20_body">
      <style:text-properties officeooo:rsid="00c5b75a" officeooo:paragraph-rsid="00c5b75a"/>
    </style:style>
    <style:style style:name="P65" style:family="paragraph" style:parent-style-name="Text_20_body">
      <style:text-properties officeooo:rsid="00c77751" officeooo:paragraph-rsid="00c77751"/>
    </style:style>
    <style:style style:name="P66" style:family="paragraph" style:parent-style-name="Text_20_body">
      <style:text-properties officeooo:rsid="00c850b3" officeooo:paragraph-rsid="00c850b3"/>
    </style:style>
    <style:style style:name="P67" style:family="paragraph" style:parent-style-name="Text_20_body">
      <style:text-properties officeooo:rsid="00ca0d2c" officeooo:paragraph-rsid="00ca0d2c"/>
    </style:style>
    <style:style style:name="P68" style:family="paragraph" style:parent-style-name="Text_20_body">
      <style:text-properties officeooo:rsid="00cbda9c" officeooo:paragraph-rsid="00cbda9c"/>
    </style:style>
    <style:style style:name="P69" style:family="paragraph" style:parent-style-name="Text_20_body">
      <style:text-properties officeooo:rsid="00cccf5a" officeooo:paragraph-rsid="00cccf5a"/>
    </style:style>
    <style:style style:name="P70" style:family="paragraph" style:parent-style-name="Text_20_body">
      <style:text-properties officeooo:rsid="00cf33be" officeooo:paragraph-rsid="00cf33be"/>
    </style:style>
    <style:style style:name="P71" style:family="paragraph" style:parent-style-name="Text_20_body">
      <style:text-properties fo:font-weight="normal" officeooo:rsid="00a5b9ee" officeooo:paragraph-rsid="00ca0d2c" style:font-weight-asian="normal" style:font-weight-complex="normal"/>
    </style:style>
    <style:style style:name="P72" style:family="paragraph" style:parent-style-name="Preformatted_20_Text">
      <style:text-properties officeooo:paragraph-rsid="001dc413"/>
    </style:style>
    <style:style style:name="P73" style:family="paragraph" style:parent-style-name="Preformatted_20_Text">
      <style:text-properties officeooo:rsid="001dc413" officeooo:paragraph-rsid="001dc413"/>
    </style:style>
    <style:style style:name="P74" style:family="paragraph" style:parent-style-name="Preformatted_20_Text">
      <style:text-properties style:text-underline-style="none"/>
    </style:style>
    <style:style style:name="P75" style:family="paragraph" style:parent-style-name="Preformatted_20_Text">
      <style:text-properties officeooo:paragraph-rsid="0027cdf3"/>
    </style:style>
    <style:style style:name="P76" style:family="paragraph" style:parent-style-name="Preformatted_20_Text">
      <style:text-properties officeooo:rsid="0027cdf3" officeooo:paragraph-rsid="0027cdf3"/>
    </style:style>
    <style:style style:name="P77" style:family="paragraph" style:parent-style-name="Preformatted_20_Text">
      <style:text-properties officeooo:rsid="002bcced" officeooo:paragraph-rsid="002bcced"/>
    </style:style>
    <style:style style:name="P78" style:family="paragraph" style:parent-style-name="Preformatted_20_Text">
      <style:text-properties officeooo:paragraph-rsid="0048db8a"/>
    </style:style>
    <style:style style:name="P79" style:family="paragraph" style:parent-style-name="Preformatted_20_Text">
      <style:text-properties officeooo:paragraph-rsid="004d3dcc"/>
    </style:style>
    <style:style style:name="P80" style:family="paragraph" style:parent-style-name="Preformatted_20_Text">
      <style:text-properties officeooo:paragraph-rsid="006061e9"/>
    </style:style>
    <style:style style:name="P81" style:family="paragraph" style:parent-style-name="Preformatted_20_Text">
      <style:text-properties fo:font-size="8pt" style:font-size-asian="8pt" style:font-size-complex="8pt"/>
    </style:style>
    <style:style style:name="P82" style:family="paragraph" style:parent-style-name="Preformatted_20_Text">
      <style:text-properties fo:font-size="8pt" officeooo:paragraph-rsid="00a0dc14" style:font-size-asian="8pt" style:font-size-complex="8pt"/>
    </style:style>
    <style:style style:name="P83" style:family="paragraph" style:parent-style-name="Preformatted_20_Text">
      <style:text-properties fo:font-size="8pt" officeooo:paragraph-rsid="00a31e95" style:font-size-asian="8pt" style:font-size-complex="8pt"/>
    </style:style>
    <style:style style:name="P84" style:family="paragraph" style:parent-style-name="Preformatted_20_Text">
      <style:text-properties officeooo:rsid="006061e9" officeooo:paragraph-rsid="006061e9"/>
    </style:style>
    <style:style style:name="P85" style:family="paragraph" style:parent-style-name="Preformatted_20_Text">
      <style:text-properties officeooo:paragraph-rsid="0092920b"/>
    </style:style>
    <style:style style:name="P86" style:family="paragraph" style:parent-style-name="Preformatted_20_Text">
      <style:text-properties officeooo:rsid="0092920b" officeooo:paragraph-rsid="0092920b"/>
    </style:style>
    <style:style style:name="P87" style:family="paragraph" style:parent-style-name="Preformatted_20_Text">
      <style:text-properties officeooo:paragraph-rsid="00a31e95"/>
    </style:style>
    <style:style style:name="P88" style:family="paragraph" style:parent-style-name="Preformatted_20_Text">
      <style:text-properties officeooo:paragraph-rsid="00bac90b"/>
    </style:style>
    <style:style style:name="P89" style:family="paragraph" style:parent-style-name="Preformatted_20_Text">
      <style:text-properties officeooo:rsid="00bac90b" officeooo:paragraph-rsid="00bac90b"/>
    </style:style>
    <style:style style:name="P90" style:family="paragraph" style:parent-style-name="Preformatted_20_Text">
      <style:text-properties officeooo:rsid="00c4e026" officeooo:paragraph-rsid="00c4e026"/>
    </style:style>
    <style:style style:name="P91" style:family="paragraph" style:parent-style-name="Preformatted_20_Text">
      <style:text-properties officeooo:rsid="00c850b3" officeooo:paragraph-rsid="00c850b3"/>
    </style:style>
    <style:style style:name="P92" style:family="paragraph" style:parent-style-name="Preformatted_20_Text">
      <style:text-properties fo:font-weight="normal" style:font-weight-asian="normal" style:font-weight-complex="normal"/>
    </style:style>
    <style:style style:name="P93"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94" style:family="paragraph" style:parent-style-name="Standard">
      <style:text-properties officeooo:rsid="001e30f4" officeooo:paragraph-rsid="002bcced"/>
    </style:style>
    <style:style style:name="P95" style:family="paragraph" style:parent-style-name="Standard">
      <style:text-properties officeooo:rsid="00203c5b" officeooo:paragraph-rsid="002bcced"/>
    </style:style>
    <style:style style:name="P96" style:family="paragraph" style:parent-style-name="Standard">
      <style:text-properties officeooo:rsid="00203c5b" officeooo:paragraph-rsid="003a7f2b"/>
    </style:style>
    <style:style style:name="P97" style:family="paragraph" style:parent-style-name="Standard">
      <style:text-properties officeooo:rsid="00203c5b" officeooo:paragraph-rsid="007abaec"/>
    </style:style>
    <style:style style:name="P98"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99"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100"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101"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102" style:family="paragraph" style:parent-style-name="Standard">
      <style:text-properties fo:font-style="normal" fo:font-weight="normal" officeooo:rsid="007abaec" officeooo:paragraph-rsid="007abaec" style:font-style-asian="normal" style:font-weight-asian="normal" style:font-style-complex="normal" style:font-weight-complex="normal"/>
    </style:style>
    <style:style style:name="P103"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104"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105" style:family="paragraph" style:parent-style-name="Standard">
      <style:text-properties officeooo:rsid="007abaec" officeooo:paragraph-rsid="007abaec"/>
    </style:style>
    <style:style style:name="P106" style:family="paragraph" style:parent-style-name="Heading">
      <style:text-properties officeooo:rsid="00c5b75a" officeooo:paragraph-rsid="00c5b75a"/>
    </style:style>
    <style:style style:name="P107" style:family="paragraph" style:parent-style-name="Subtitle">
      <style:text-properties officeooo:rsid="022dda61" officeooo:paragraph-rsid="00dafe96"/>
    </style:style>
    <style:style style:name="P108" style:family="paragraph" style:parent-style-name="Preformatted_20_Text">
      <loext:graphic-properties draw:fill="solid" draw:fill-color="#ffffff" draw:opacity="100%"/>
      <style:paragraph-properties fo:margin-top="0in" fo:margin-bottom="0.1965in" loext:contextual-spacing="false" fo:background-color="#ffffff"/>
      <style:text-properties fo:color="#008000" style:font-name="Liberation Mono" fo:font-size="9pt" fo:font-weight="bold"/>
    </style:style>
    <style:style style:name="P109" style:family="paragraph" style:parent-style-name="Text_20_body" style:list-style-name="L1">
      <style:text-properties officeooo:rsid="00a3845b" officeooo:paragraph-rsid="00a3845b"/>
    </style:style>
    <style:style style:name="P110" style:family="paragraph" style:parent-style-name="Text_20_body" style:list-style-name="L1">
      <style:text-properties fo:font-style="italic" officeooo:rsid="00a3845b" officeooo:paragraph-rsid="00a3845b" style:font-style-asian="italic" style:font-style-complex="italic"/>
    </style:style>
    <style:style style:name="P111" style:family="paragraph" style:parent-style-name="Text_20_body" style:list-style-name="L2">
      <style:text-properties officeooo:rsid="00a92964" officeooo:paragraph-rsid="00a92964"/>
    </style:style>
    <style:style style:name="P112" style:family="paragraph" style:parent-style-name="Text_20_body" style:list-style-name="L3">
      <style:text-properties officeooo:rsid="00a92964" officeooo:paragraph-rsid="00a92964"/>
    </style:style>
    <style:style style:name="P113" style:family="paragraph" style:parent-style-name="Text_20_body" style:list-style-name="L3">
      <style:text-properties officeooo:rsid="00a92964" officeooo:paragraph-rsid="00aacc78"/>
    </style:style>
    <style:style style:name="P114" style:family="paragraph" style:parent-style-name="Text_20_body" style:list-style-name="L3">
      <style:text-properties fo:font-style="normal" officeooo:rsid="00a92964" officeooo:paragraph-rsid="00a92964" style:font-style-asian="normal" style:font-style-complex="normal"/>
    </style:style>
    <style:style style:name="P115" style:family="paragraph" style:parent-style-name="Heading_20_1">
      <style:text-properties officeooo:rsid="001c18ac" officeooo:paragraph-rsid="001c18ac"/>
    </style:style>
    <style:style style:name="P116" style:family="paragraph" style:parent-style-name="Heading_20_1">
      <style:text-properties officeooo:rsid="00278888" officeooo:paragraph-rsid="00278888"/>
    </style:style>
    <style:style style:name="P117" style:family="paragraph" style:parent-style-name="Heading_20_3">
      <style:text-properties officeooo:rsid="00c0eb4b" officeooo:paragraph-rsid="00c0eb4b"/>
    </style:style>
    <style:style style:name="P118" style:family="paragraph" style:parent-style-name="Heading_20_3">
      <style:text-properties officeooo:rsid="00ca0d2c" officeooo:paragraph-rsid="00ca0d2c"/>
    </style:style>
    <style:style style:name="P119" style:family="paragraph" style:parent-style-name="Heading_20_3">
      <style:text-properties officeooo:rsid="0027cdf3" officeooo:paragraph-rsid="0027cdf3"/>
    </style:style>
    <style:style style:name="P120" style:family="paragraph" style:parent-style-name="Heading_20_3">
      <style:text-properties officeooo:rsid="005fde75" officeooo:paragraph-rsid="005fde75"/>
    </style:style>
    <style:style style:name="P121" style:family="paragraph" style:parent-style-name="Heading_20_2">
      <style:text-properties officeooo:rsid="00989354" officeooo:paragraph-rsid="00989354"/>
    </style:style>
    <style:style style:name="P122" style:family="paragraph" style:parent-style-name="Heading_20_2">
      <style:text-properties officeooo:rsid="001dc413" officeooo:paragraph-rsid="001dc413"/>
    </style:style>
    <style:style style:name="P123" style:family="paragraph" style:parent-style-name="Heading_20_2">
      <style:text-properties officeooo:rsid="00278888" officeooo:paragraph-rsid="00278888"/>
    </style:style>
    <style:style style:name="P124" style:family="paragraph" style:parent-style-name="Heading_20_2">
      <style:text-properties officeooo:rsid="004de9a5" officeooo:paragraph-rsid="004de9a5"/>
    </style:style>
    <style:style style:name="P125" style:family="paragraph" style:parent-style-name="Heading_20_2">
      <style:text-properties officeooo:rsid="00cbda9c" officeooo:paragraph-rsid="00cbda9c"/>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8db8a" style:font-style-asian="italic" style:font-style-complex="italic"/>
    </style:style>
    <style:style style:name="T5" style:family="text">
      <style:text-properties fo:font-style="italic" officeooo:rsid="00497a50" style:font-style-asian="italic" style:font-style-complex="italic"/>
    </style:style>
    <style:style style:name="T6" style:family="text">
      <style:text-properties fo:font-style="italic" officeooo:rsid="0092920b" style:font-style-asian="italic" style:font-style-complex="italic"/>
    </style:style>
    <style:style style:name="T7" style:family="text">
      <style:text-properties fo:font-style="italic" officeooo:rsid="009feecd" style:font-style-asian="italic" style:font-style-complex="italic"/>
    </style:style>
    <style:style style:name="T8" style:family="text">
      <style:text-properties fo:font-style="italic" officeooo:rsid="00b32834" style:font-style-asian="italic" style:font-style-complex="italic"/>
    </style:style>
    <style:style style:name="T9" style:family="text">
      <style:text-properties fo:font-style="italic" officeooo:rsid="009f29f1" style:font-style-asian="italic" style:font-style-complex="italic"/>
    </style:style>
    <style:style style:name="T10" style:family="text">
      <style:text-properties fo:font-style="italic" officeooo:rsid="00768a73" style:font-style-asian="italic" style:font-style-complex="italic"/>
    </style:style>
    <style:style style:name="T11" style:family="text">
      <style:text-properties fo:font-style="italic" officeooo:rsid="00b5c321" style:font-style-asian="italic" style:font-style-complex="italic"/>
    </style:style>
    <style:style style:name="T12" style:family="text">
      <style:text-properties fo:font-style="italic" officeooo:rsid="00c17694" style:font-style-asian="italic" style:font-style-complex="italic"/>
    </style:style>
    <style:style style:name="T13" style:family="text">
      <style:text-properties fo:font-style="italic" officeooo:rsid="00c32952" style:font-style-asian="italic" style:font-style-complex="italic"/>
    </style:style>
    <style:style style:name="T14" style:family="text">
      <style:text-properties fo:font-style="italic" officeooo:rsid="00c77751" style:font-style-asian="italic" style:font-style-complex="italic"/>
    </style:style>
    <style:style style:name="T15" style:family="text">
      <style:text-properties fo:font-style="italic" officeooo:rsid="00c850b3" style:font-style-asian="italic" style:font-style-complex="italic"/>
    </style:style>
    <style:style style:name="T16" style:family="text">
      <style:text-properties fo:font-style="italic" officeooo:rsid="00ca0d2c" style:font-style-asian="italic" style:font-style-complex="italic"/>
    </style:style>
    <style:style style:name="T17" style:family="text">
      <style:text-properties fo:font-style="italic" officeooo:rsid="00cae904" style:font-style-asian="italic" style:font-style-complex="italic"/>
    </style:style>
    <style:style style:name="T18" style:family="text">
      <style:text-properties fo:font-style="italic" officeooo:rsid="00cbda9c" style:font-style-asian="italic" style:font-style-complex="italic"/>
    </style:style>
    <style:style style:name="T19" style:family="text">
      <style:text-properties fo:font-style="italic" officeooo:rsid="00d264e0" style:font-style-asian="italic" style:font-style-complex="italic"/>
    </style:style>
    <style:style style:name="T20" style:family="text">
      <style:text-properties fo:font-style="italic" officeooo:rsid="00d366ad"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534df4" style:font-style-asian="italic" style:font-weight-asian="bold" style:font-style-complex="italic" style:font-weight-complex="bold"/>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03a7f2b" style:font-style-asian="italic" style:font-weight-asian="normal" style:font-style-complex="italic" style:font-weight-complex="normal"/>
    </style:style>
    <style:style style:name="T25" style:family="text">
      <style:text-properties fo:font-style="normal" style:font-style-asian="normal" style:font-style-complex="normal"/>
    </style:style>
    <style:style style:name="T26" style:family="text">
      <style:text-properties fo:font-style="normal" officeooo:rsid="0048db8a" style:font-style-asian="normal" style:font-style-complex="normal"/>
    </style:style>
    <style:style style:name="T27" style:family="text">
      <style:text-properties fo:font-style="normal" officeooo:rsid="00497a50" style:font-style-asian="normal" style:font-style-complex="normal"/>
    </style:style>
    <style:style style:name="T28" style:family="text">
      <style:text-properties fo:font-style="normal" officeooo:rsid="004b844b" style:font-style-asian="normal" style:font-style-complex="normal"/>
    </style:style>
    <style:style style:name="T29" style:family="text">
      <style:text-properties fo:font-style="normal" officeooo:rsid="0039a713" style:font-style-asian="normal" style:font-style-complex="normal"/>
    </style:style>
    <style:style style:name="T30" style:family="text">
      <style:text-properties fo:font-style="normal" officeooo:rsid="004faa6a" style:font-style-asian="normal" style:font-style-complex="normal"/>
    </style:style>
    <style:style style:name="T31" style:family="text">
      <style:text-properties fo:font-style="normal" officeooo:rsid="005aa345" style:font-style-asian="normal" style:font-style-complex="normal"/>
    </style:style>
    <style:style style:name="T32" style:family="text">
      <style:text-properties fo:font-style="normal" officeooo:rsid="0092920b" style:font-style-asian="normal" style:font-style-complex="normal"/>
    </style:style>
    <style:style style:name="T33" style:family="text">
      <style:text-properties fo:font-style="normal" officeooo:rsid="009eb17b" style:font-style-asian="normal" style:font-style-complex="normal"/>
    </style:style>
    <style:style style:name="T34" style:family="text">
      <style:text-properties fo:font-style="normal" officeooo:rsid="00a31e95" style:font-style-asian="normal" style:font-style-complex="normal"/>
    </style:style>
    <style:style style:name="T35" style:family="text">
      <style:text-properties fo:font-style="normal" officeooo:rsid="00a42303" style:font-style-asian="normal" style:font-style-complex="normal"/>
    </style:style>
    <style:style style:name="T36" style:family="text">
      <style:text-properties fo:font-style="normal" officeooo:rsid="00a58dd0" style:font-style-asian="normal" style:font-style-complex="normal"/>
    </style:style>
    <style:style style:name="T37" style:family="text">
      <style:text-properties fo:font-style="normal" officeooo:rsid="00a94ec5" style:font-style-asian="normal" style:font-style-complex="normal"/>
    </style:style>
    <style:style style:name="T38" style:family="text">
      <style:text-properties fo:font-style="normal" officeooo:rsid="00aacc78" style:font-style-asian="normal" style:font-style-complex="normal"/>
    </style:style>
    <style:style style:name="T39" style:family="text">
      <style:text-properties fo:font-style="normal" officeooo:rsid="00ac5888" style:font-style-asian="normal" style:font-style-complex="normal"/>
    </style:style>
    <style:style style:name="T40" style:family="text">
      <style:text-properties fo:font-style="normal" officeooo:rsid="00af8b98" style:font-style-asian="normal" style:font-style-complex="normal"/>
    </style:style>
    <style:style style:name="T41" style:family="text">
      <style:text-properties fo:font-style="normal" officeooo:rsid="00b32834" style:font-style-asian="normal" style:font-style-complex="normal"/>
    </style:style>
    <style:style style:name="T42" style:family="text">
      <style:text-properties fo:font-style="normal" officeooo:rsid="00b9e356" style:font-style-asian="normal" style:font-style-complex="normal"/>
    </style:style>
    <style:style style:name="T43" style:family="text">
      <style:text-properties fo:font-style="normal" officeooo:rsid="00c32952" style:font-style-asian="normal" style:font-style-complex="normal"/>
    </style:style>
    <style:style style:name="T44" style:family="text">
      <style:text-properties fo:font-style="normal" officeooo:rsid="00c850b3" style:font-style-asian="normal" style:font-style-complex="normal"/>
    </style:style>
    <style:style style:name="T45" style:family="text">
      <style:text-properties fo:font-style="normal" officeooo:rsid="00ca0d2c" style:font-style-asian="normal" style:font-style-complex="normal"/>
    </style:style>
    <style:style style:name="T46" style:family="text">
      <style:text-properties fo:font-style="normal" officeooo:rsid="00d264e0" style:font-style-asian="normal" style:font-style-complex="normal"/>
    </style:style>
    <style:style style:name="T47" style:family="text">
      <style:text-properties fo:font-style="normal" officeooo:rsid="00d366ad" style:font-style-asian="normal" style:font-style-complex="normal"/>
    </style:style>
    <style:style style:name="T48" style:family="text">
      <style:text-properties fo:font-style="normal" officeooo:rsid="00d3ffe8" style:font-style-asian="normal" style:font-style-complex="normal"/>
    </style:style>
    <style:style style:name="T49" style:family="text">
      <style:text-properties fo:font-style="normal" officeooo:rsid="00d72f4d" style:font-style-asian="normal" style:font-style-complex="normal"/>
    </style:style>
    <style:style style:name="T50" style:family="text">
      <style:text-properties fo:font-style="normal" officeooo:rsid="00de46b7" style:font-style-asian="normal" style:font-style-complex="normal"/>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officeooo:rsid="002138ff" style:font-style-asian="normal" style:font-weight-asian="normal" style:font-style-complex="normal" style:font-weight-complex="normal"/>
    </style:style>
    <style:style style:name="T53" style:family="text">
      <style:text-properties fo:font-style="normal" fo:font-weight="normal" officeooo:rsid="003a7f2b" style:font-style-asian="normal" style:font-weight-asian="normal" style:font-style-complex="normal" style:font-weight-complex="normal"/>
    </style:style>
    <style:style style:name="T54" style:family="text">
      <style:text-properties fo:font-style="normal" fo:font-weight="normal" officeooo:rsid="004f77f4" style:font-style-asian="normal" style:font-weight-asian="normal" style:font-style-complex="normal" style:font-weight-complex="normal"/>
    </style:style>
    <style:style style:name="T55" style:family="text">
      <style:text-properties fo:font-style="normal" fo:font-weight="normal" officeooo:rsid="004fb653" style:font-style-asian="normal" style:font-weight-asian="normal" style:font-style-complex="normal" style:font-weight-complex="normal"/>
    </style:style>
    <style:style style:name="T56" style:family="text">
      <style:text-properties fo:font-style="normal" fo:font-weight="normal" officeooo:rsid="0050854f" style:font-style-asian="normal" style:font-weight-asian="normal" style:font-style-complex="normal" style:font-weight-complex="normal"/>
    </style:style>
    <style:style style:name="T57" style:family="text">
      <style:text-properties fo:font-style="normal" fo:font-weight="normal" officeooo:rsid="00534df4" style:font-style-asian="normal" style:font-weight-asian="normal" style:font-style-complex="normal" style:font-weight-complex="normal"/>
    </style:style>
    <style:style style:name="T58" style:family="text">
      <style:text-properties fo:font-style="normal" fo:font-weight="normal" officeooo:rsid="005aa345" style:font-style-asian="normal" style:font-weight-asian="normal" style:font-style-complex="normal" style:font-weight-complex="normal"/>
    </style:style>
    <style:style style:name="T59" style:family="text">
      <style:text-properties fo:font-style="normal" fo:font-weight="normal" officeooo:rsid="0079b304" style:font-style-asian="normal" style:font-weight-asian="normal" style:font-style-complex="normal" style:font-weight-complex="normal"/>
    </style:style>
    <style:style style:name="T60" style:family="text">
      <style:text-properties fo:font-style="normal" fo:font-weight="normal" officeooo:rsid="0090b79e" style:font-style-asian="normal" style:font-weight-asian="normal" style:font-style-complex="normal" style:font-weight-complex="normal"/>
    </style:style>
    <style:style style:name="T61" style:family="text">
      <style:text-properties fo:font-style="normal" fo:font-weight="normal" officeooo:rsid="0094e0e0" style:font-style-asian="normal" style:font-weight-asian="normal" style:font-style-complex="normal" style:font-weight-complex="normal"/>
    </style:style>
    <style:style style:name="T62" style:family="text">
      <style:text-properties fo:font-style="normal" fo:font-weight="normal" officeooo:rsid="00a92964" style:font-style-asian="normal" style:font-weight-asian="normal" style:font-style-complex="normal" style:font-weight-complex="normal"/>
    </style:style>
    <style:style style:name="T63" style:family="text">
      <style:text-properties fo:font-style="normal" fo:font-weight="normal" officeooo:rsid="00b9e356" style:font-style-asian="normal" style:font-weight-asian="normal" style:font-style-complex="normal" style:font-weight-complex="normal"/>
    </style:style>
    <style:style style:name="T64" style:family="text">
      <style:text-properties fo:font-style="normal" fo:font-weight="normal" officeooo:rsid="00cccf5a" style:font-style-asian="normal" style:font-weight-asian="normal" style:font-style-complex="normal" style:font-weight-complex="normal"/>
    </style:style>
    <style:style style:name="T65" style:family="text">
      <style:text-properties fo:font-style="normal" fo:font-weight="normal" officeooo:rsid="00d22927" style:font-style-asian="normal" style:font-weight-asian="normal" style:font-style-complex="normal" style:font-weight-complex="normal"/>
    </style:style>
    <style:style style:name="T66" style:family="text">
      <style:text-properties fo:font-style="normal" fo:font-weight="bold" style:font-style-asian="normal" style:font-weight-asian="bold" style:font-style-complex="normal" style:font-weight-complex="bold"/>
    </style:style>
    <style:style style:name="T67" style:family="text">
      <style:text-properties fo:font-style="normal" fo:font-weight="bold" officeooo:rsid="004f77f4" style:font-style-asian="normal" style:font-weight-asian="bold" style:font-style-complex="normal" style:font-weight-complex="bold"/>
    </style:style>
    <style:style style:name="T68" style:family="text">
      <style:text-properties fo:font-style="normal" fo:font-weight="bold" officeooo:rsid="005aa345" style:font-style-asian="normal" style:font-weight-asian="bold" style:font-style-complex="normal" style:font-weight-complex="bold"/>
    </style:style>
    <style:style style:name="T69" style:family="text">
      <style:text-properties fo:font-style="normal" fo:font-weight="bold" officeooo:rsid="00ac5888" style:font-style-asian="normal" style:font-weight-asian="bold" style:font-style-complex="normal" style:font-weight-complex="bold"/>
    </style:style>
    <style:style style:name="T70" style:family="text">
      <style:text-properties fo:font-style="normal" fo:font-weight="bold" officeooo:rsid="00b9e356" style:font-style-asian="normal" style:font-weight-asian="bold" style:font-style-complex="normal" style:font-weight-complex="bold"/>
    </style:style>
    <style:style style:name="T71" style:family="text">
      <style:text-properties fo:font-weight="bold" style:font-weight-asian="bold" style:font-weight-complex="bold"/>
    </style:style>
    <style:style style:name="T72" style:family="text">
      <style:text-properties fo:font-weight="bold" officeooo:rsid="00768a73" style:font-weight-asian="bold" style:font-weight-complex="bold"/>
    </style:style>
    <style:style style:name="T73" style:family="text">
      <style:text-properties fo:font-weight="bold" officeooo:rsid="00d941e2" style:font-weight-asian="bold" style:font-weight-complex="bold"/>
    </style:style>
    <style:style style:name="T74" style:family="text">
      <style:text-properties fo:font-weight="normal" style:font-weight-asian="normal" style:font-weight-complex="normal"/>
    </style:style>
    <style:style style:name="T75" style:family="text">
      <style:text-properties fo:font-weight="normal" officeooo:rsid="00768a73" style:font-weight-asian="normal" style:font-weight-complex="normal"/>
    </style:style>
    <style:style style:name="T76" style:family="text">
      <style:text-properties officeooo:rsid="0027cdf3"/>
    </style:style>
    <style:style style:name="T77" style:family="text">
      <style:text-properties officeooo:rsid="002bcced"/>
    </style:style>
    <style:style style:name="T78" style:family="text">
      <style:text-properties officeooo:rsid="00203c5b"/>
    </style:style>
    <style:style style:name="T79" style:family="text">
      <style:text-properties officeooo:rsid="00a77051"/>
    </style:style>
    <style:style style:name="T80" style:family="text">
      <style:text-properties fo:color="#000000" style:font-name="Liberation Mono" fo:font-size="9pt" fo:font-style="normal" fo:font-weight="normal" style:font-style-asian="normal" style:font-weight-asian="normal" style:font-style-complex="normal" style:font-weight-complex="normal"/>
    </style:style>
    <style:style style:name="T81" style:family="text">
      <style:text-properties fo:color="#000000" style:font-name="Liberation Mono" fo:font-size="9pt" fo:font-style="normal" fo:font-weight="normal" style:font-size-asian="12pt" style:font-style-asian="normal" style:font-weight-asian="normal" style:font-size-complex="12pt" style:font-style-complex="normal" style:font-weight-complex="normal"/>
    </style:style>
    <style:style style:name="T82"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83" style:family="text">
      <style:text-properties fo:color="#0000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84" style:family="text">
      <style:text-properties fo:color="#ffffff" style:text-underline-style="none" fo:font-weight="bold" style:font-weight-asian="bold" style:font-weight-complex="bold"/>
    </style:style>
    <style:style style:name="T85" style:family="text">
      <style:text-properties officeooo:rsid="003309b9"/>
    </style:style>
    <style:style style:name="T86" style:family="text">
      <style:text-properties officeooo:rsid="003a7f2b"/>
    </style:style>
    <style:style style:name="T87" style:family="text">
      <style:text-properties officeooo:rsid="0048db8a"/>
    </style:style>
    <style:style style:name="T88" style:family="text">
      <style:text-properties officeooo:rsid="00497a50"/>
    </style:style>
    <style:style style:name="T89" style:family="text">
      <style:text-properties officeooo:rsid="004991e6"/>
    </style:style>
    <style:style style:name="T90" style:family="text">
      <style:text-properties officeooo:rsid="004d3dcc"/>
    </style:style>
    <style:style style:name="T91" style:family="text">
      <style:text-properties officeooo:rsid="004de9a5"/>
    </style:style>
    <style:style style:name="T92" style:family="text">
      <style:text-properties officeooo:rsid="0050f624"/>
    </style:style>
    <style:style style:name="T93" style:family="text">
      <style:text-properties officeooo:rsid="00533de6"/>
    </style:style>
    <style:style style:name="T94" style:family="text">
      <style:text-properties officeooo:rsid="00534df4"/>
    </style:style>
    <style:style style:name="T95" style:family="text">
      <style:text-properties officeooo:rsid="0054cf04"/>
    </style:style>
    <style:style style:name="T96" style:family="text">
      <style:text-properties officeooo:rsid="006061e9"/>
    </style:style>
    <style:style style:name="T97" style:family="text">
      <style:text-properties officeooo:rsid="006243d5"/>
    </style:style>
    <style:style style:name="T98" style:family="text">
      <style:text-properties officeooo:rsid="006401b5"/>
    </style:style>
    <style:style style:name="T99" style:family="text">
      <style:text-properties officeooo:rsid="00667473"/>
    </style:style>
    <style:style style:name="T100" style:family="text">
      <style:text-properties officeooo:rsid="006b38e7"/>
    </style:style>
    <style:style style:name="T101" style:family="text">
      <style:text-properties fo:font-size="8pt" style:font-size-asian="8pt" style:font-size-complex="8pt"/>
    </style:style>
    <style:style style:name="T102" style:family="text">
      <style:text-properties fo:font-size="8pt" officeooo:rsid="00b32834" style:font-size-asian="8pt" style:font-size-complex="8pt"/>
    </style:style>
    <style:style style:name="T103" style:family="text">
      <style:text-properties officeooo:rsid="007096d6"/>
    </style:style>
    <style:style style:name="T104" style:family="text">
      <style:text-properties officeooo:rsid="00768a73"/>
    </style:style>
    <style:style style:name="T105" style:family="text">
      <style:text-properties officeooo:rsid="00778092"/>
    </style:style>
    <style:style style:name="T106" style:family="text">
      <style:text-properties officeooo:rsid="0079b304"/>
    </style:style>
    <style:style style:name="T107" style:family="text">
      <style:text-properties officeooo:rsid="007dfda2"/>
    </style:style>
    <style:style style:name="T108" style:family="text">
      <style:text-properties officeooo:rsid="008c3fc2"/>
    </style:style>
    <style:style style:name="T109" style:family="text">
      <style:text-properties officeooo:rsid="0090b79e"/>
    </style:style>
    <style:style style:name="T110" style:family="text">
      <style:text-properties officeooo:rsid="0091c55f"/>
    </style:style>
    <style:style style:name="T111" style:family="text">
      <style:text-properties officeooo:rsid="0092920b"/>
    </style:style>
    <style:style style:name="T112" style:family="text">
      <style:text-properties officeooo:rsid="00989354"/>
    </style:style>
    <style:style style:name="T113" style:family="text">
      <style:text-properties style:font-name="Liberation Mono1" fo:font-size="10pt" style:font-size-asian="10pt" style:font-size-complex="10pt"/>
    </style:style>
    <style:style style:name="T114" style:family="text">
      <style:text-properties style:font-name="Liberation Mono1" fo:font-size="10pt" fo:font-weight="bold" style:font-size-asian="10pt" style:font-weight-asian="bold" style:font-size-complex="10pt" style:font-weight-complex="bold"/>
    </style:style>
    <style:style style:name="T115"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116" style:family="text">
      <style:text-properties style:font-name="Liberation Mono1" fo:font-size="10pt" fo:font-style="normal" fo:font-weight="bold" officeooo:rsid="00c850b3" style:font-size-asian="10pt" style:font-style-asian="normal" style:font-weight-asian="bold" style:font-size-complex="10pt" style:font-style-complex="normal" style:font-weight-complex="bold"/>
    </style:style>
    <style:style style:name="T117" style:family="text">
      <style:text-properties style:font-name="Liberation Mono1" fo:font-size="10pt" fo:font-style="normal" fo:font-weight="normal" style:font-size-asian="10pt" style:font-style-asian="normal" style:font-weight-asian="normal" style:font-size-complex="10pt" style:font-style-complex="normal" style:font-weight-complex="normal"/>
    </style:style>
    <style:style style:name="T118" style:family="text">
      <style:text-properties officeooo:rsid="009f29f1"/>
    </style:style>
    <style:style style:name="T119" style:family="text">
      <style:text-properties officeooo:rsid="009feecd"/>
    </style:style>
    <style:style style:name="T120" style:family="text">
      <style:text-properties officeooo:rsid="00aff2fa"/>
    </style:style>
    <style:style style:name="T121" style:family="text">
      <style:text-properties officeooo:rsid="00b15c14"/>
    </style:style>
    <style:style style:name="T122" style:family="text">
      <style:text-properties officeooo:rsid="00b32834"/>
    </style:style>
    <style:style style:name="T123" style:family="text">
      <style:text-properties officeooo:rsid="00b6e0a7"/>
    </style:style>
    <style:style style:name="T124" style:family="text">
      <style:text-properties officeooo:rsid="00b829a7"/>
    </style:style>
    <style:style style:name="T125" style:family="text">
      <style:text-properties officeooo:rsid="00b9e356"/>
    </style:style>
    <style:style style:name="T126" style:family="text">
      <style:text-properties officeooo:rsid="00bac90b"/>
    </style:style>
    <style:style style:name="T127" style:family="text">
      <style:text-properties officeooo:rsid="00c17694"/>
    </style:style>
    <style:style style:name="T128" style:family="text">
      <style:text-properties officeooo:rsid="00c32952"/>
    </style:style>
    <style:style style:name="T129" style:family="text">
      <style:text-properties officeooo:rsid="00c5b75a"/>
    </style:style>
    <style:style style:name="T130" style:family="text">
      <style:text-properties officeooo:rsid="00c77751"/>
    </style:style>
    <style:style style:name="T131" style:family="text">
      <style:text-properties officeooo:rsid="00c850b3"/>
    </style:style>
    <style:style style:name="T132" style:family="text">
      <style:text-properties officeooo:rsid="00ca0d2c"/>
    </style:style>
    <style:style style:name="T133" style:family="text">
      <style:text-properties officeooo:rsid="00cd9113"/>
    </style:style>
    <style:style style:name="T134" style:family="text">
      <style:text-properties officeooo:rsid="00d264e0"/>
    </style:style>
    <style:style style:name="T135" style:family="text">
      <style:text-properties officeooo:rsid="00d62888"/>
    </style:style>
    <style:style style:name="T136" style:family="text">
      <style:text-properties officeooo:rsid="00d72f4d"/>
    </style:style>
    <style:style style:name="T137" style:family="text">
      <style:text-properties officeooo:rsid="00d941e2"/>
    </style:style>
    <style:style style:name="T138" style:family="text">
      <style:text-properties officeooo:rsid="00e2b58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QDL Workspace</text:p>
      <text:p text:style-name="P107">Version 1.0.<text:span text:style-name="T138">4</text:span></text:p>
      <text:h text:style-name="P115" text:outline-level="1"><text:bookmark-start text:name="__RefHeading___Toc5465_3816005984"/>Introduction<text:bookmark-end text:name="__RefHeading___Toc5465_3816005984"/></text:h>
      <text:p text:style-name="P1"><text:span text:style-name="T94">The QDL interpreter may be run from the command line but there is also another supplied tool called the </text:span><text:span text:style-name="T22">workspace</text:span><text:span text:style-name="T57">. This runs a QDL interpreter and lets you run commands interactively as well as stores state </text:span><text:span text:style-name="T60">(</text:span><text:span text:style-name="T57">so you can create a bunch of variables and save them for future use). <text:s/>Sessions may be saved and loaded.</text:span> </text:p>
      <text:h text:style-name="P115" text:outline-level="1"><text:bookmark-start text:name="__RefHeading___Toc5467_3816005984"/>Getting and starting <text:span text:style-name="T95">the workspace</text:span><text:bookmark-end text:name="__RefHeading___Toc5467_3816005984"/></text:h>
      <text:p text:style-name="P2">The current release of QDL is on git hub at <text:a xlink:type="simple" xlink:href="https://github.com/ncsa/security-lib/releases" text:style-name="Internet_20_link" text:visited-style-name="Visited_20_Internet_20_Link">https://github.com/ncsa/security-lib/releases</text:a> and will be in qdl.jar. Download that and you should be set.</text:p>
      <text:p text:style-name="P2">To start QDL, invoke it using java</text:p>
      <text:p text:style-name="P2">java -jar qdl.jar</text:p>
      <text:p text:style-name="P2">And you should get the splash screen:</text:p>
      <text:p text:style-name="P74"/>
      <text:p text:style-name="P72">*****************************************</text:p>
      <text:p text:style-name="Preformatted_20_Text">Welcome to the QDL Workspace</text:p>
      <text:p text:style-name="P72">Version 1.0</text:p>
      <text:p text:style-name="P93">Type )help for help.<text:line-break/>*****************************************</text:p>
      <text:p text:style-name="P2">The prompt is simply an indent of 4 space<text:span text:style-name="T109">s</text:span>. So try it out by typing the famous program</text:p>
      <text:p text:style-name="Preformatted_20_Text"><text:s text:c="4"/><text:span text:style-name="T110">say(‘Hello world’);</text:span></text:p>
      <text:p text:style-name="P73">Hello world</text:p>
      <text:p text:style-name="P73"/>
      <text:p text:style-name="P2">Congrats, you have just run your first complete QDL program. Since this is an interpreter, you issue commands in the QDL language. <text:s/>There is a whole other reference manual/tutorial for that. This blurb is about how to interact with the workspace. </text:p>
      <text:p text:style-name="P3">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line editor.</text:p>
      <text:p text:style-name="Preformatted_20_Text"><text:soft-page-break/><text:s text:c="2"/>)env -- commands relating to environment variables in this workspace.</text:p>
      <text:p text:style-name="Preformatted_20_Text"><text:s text:c="2"/>) <text:s text:c="4"/>-- short hand to execute whatever is in the current buffer.</text:p>
      <text:p text:style-name="Preformatted_20_Text"><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4">If you type )off, you will exit the workspace.</text:p>
      <text:p text:style-name="Preformatted_20_Text"><text:s text:c="4"/>)off <text:span text:style-name="T109">y</text:span></text:p>
      <text:p text:style-name="Preformatted_20_Text">exiting...</text:p>
      <text:h text:style-name="P121" text:outline-level="2">Running a single script</text:h>
      <text:p text:style-name="P46">You may run a single script with the <text:span text:style-name="T3">-run­ + script_path</text:span><text:span text:style-name="T25"> argument if invoking via java:</text:span></text:p>
      <text:p text:style-name="Preformatted_20_Text">java -jar qdl.jar -cfg config_file -name config_name -run script_path</text:p>
      <text:p text:style-name="P22"><text:line-break/>or from the command line with the shell script as </text:p>
      <text:p text:style-name="Preformatted_20_Text">qdl <text:span text:style-name="T112">script_path</text:span></text:p>
      <text:p text:style-name="Text_20_body"><text:line-break/><text:span text:style-name="T112">in which case your configuration will be loaded completely (no banner or splash screen) the script executed and the interpreter will exit. Note that environment variables and substitutions will be available. This lets you embed QDL in shell scripts, for instance with your required runtime. Note that this will load the system completely, so any boot scripts of virtual file system mounts will happen before your script is called. <text:s/></text:span></text:p>
      <text:h text:style-name="P122" text:outline-level="2"><text:bookmark-start text:name="__RefHeading___Toc5469_3816005984"/>Commands generally<text:bookmark-end text:name="__RefHeading___Toc5469_3816005984"/></text:h>
      <text:p text:style-name="P2">Since the workspace is charged with managing the QDL environment for us, it<text:span text:style-name="T1">s commands are not QDL commands. All of the start with a right parenthesis, e.g. )help. </text:span></text:p>
      <text:p text:style-name="P5">The basic structure of a command is</text:p>
      <text:p text:style-name="P5">command action arguments</text:p>
      <text:p text:style-name="P5">So this is the command to save the current workspace to the file my_space.ws</text:p>
      <text:p text:style-name="Preformatted_20_Text"><text:s text:c="4"/>)ws save my_space.ws</text:p>
      <text:p text:style-name="Preformatted_20_Text">workspace saved at Thu Jan 30 16:32:28 CST 2020</text:p>
      <text:p text:style-name="P5"/>
      <text:list xml:id="list3226906568" text:style-name="L1">
        <text:list-item>
          <text:p text:style-name="P109">)ws is the command</text:p>
        </text:list-item>
        <text:list-item>
          <text:p text:style-name="P110">save<text:span text:style-name="T25"> is the action</text:span></text:p>
        </text:list-item>
        <text:list-item>
          <text:p text:style-name="P110">my_space.ws<text:span text:style-name="T25"> is the only argument, in this case.</text:span></text:p>
        </text:list-item>
      </text:list>
      <text:p text:style-name="P9"><text:span text:style-name="T25">Arguments may be simple, such as a single file name here, or there may be several of them. </text:span><text:span text:style-name="T35">This varies per command, </text:span><text:span text:style-name="T40">hence this reference</text:span><text:span text:style-name="T35">.</text:span></text:p>
      <text:p text:style-name="P5"><text:soft-page-break/>In the command reference that follows, the heading of the section is the command and the subsections are the actions. <text:span text:style-name="T76">An argument of – means that this may be omitted and is the default.</text:span></text:p>
      <text:p text:style-name="P10">Geeky note<text:span text:style-name="T25"> If this seems a little unfamiliar you have, in point of fact been doing this sort of thing your whole computing life, at least if you have ever used a GUI. Since this is to be a text mode only application (written in Java, where there is no concept of cursor addressing) there are no things like menus. Effectively think of </text:span><text:span text:style-name="T115">)command</text:span><text:span text:style-name="T25"> as being a menu command (like File or Edit) that has a drop down menu. You are manually navigating a menu, rather than clicking on a menu sequence like</text:span></text:p>
      <text:p text:style-name="P10"><text:span text:style-name="T25">ws → save → file dialog →</text:span><text:span text:style-name="T50"> select file_name</text:span></text:p>
      <text:p text:style-name="P11">vs.<text:span text:style-name="T25"> </text:span></text:p>
      <text:p text:style-name="P92"><text:span text:style-name="T25"><text:s text:c="4"/></text:span>)ws save file_name</text:p>
      <text:h text:style-name="Heading_20_1" text:outline-level="1"><text:bookmark-start text:name="__RefHeading___Toc5540_3816005984"/><text:span text:style-name="T78">T</text:span>emplates <text:span text:style-name="T78">and script preprocessing</text:span><text:bookmark-end text:name="__RefHeading___Toc5540_3816005984"/></text:h>
      <text:p text:style-name="P94"/>
      <text:p text:style-name="P97">You may set values directly in the <text:span text:style-name="T79">interpreter </text:span>environment and access them via <text:span text:style-name="T86">the </text:span><text:s/><text:span text:style-name="T21">templating syntax</text:span> of <text:span text:style-name="T113">${…}</text:span>. </text:p>
      <text:p text:style-name="P97"/>
      <text:p text:style-name="P104">Note:<text:span text:style-name="T51"> This is a feature of the workspace and is </text:span><text:span text:style-name="T74">not</text:span><text:span text:style-name="T51">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102"/>
      <text:p text:style-name="P105">An example of how to use this: Let’s set two environment variables:</text:p>
      <text:p text:style-name="P95"/>
      <text:p text:style-name="P77">)env set vo voPersonExternalID</text:p>
      <text:p text:style-name="P77">)env set a @accounts.google.com</text:p>
      <text:p text:style-name="Preformatted_20_Text"/>
      <text:p text:style-name="P95"/>
      <text:p text:style-name="P96">The template are done <text:span text:style-name="T21">before</text:span><text:span text:style-name="T51"> any </text:span><text:span text:style-name="T52">parsing or </text:span><text:span text:style-name="T51">other processing. <text:s/></text:span><text:span text:style-name="T53">In computer languages a lot of use can be made of pre</text:span><text:span text:style-name="T24">-</text:span><text:span text:style-name="T53">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98"/>
      <text:p text:style-name="P99">So you could use this to, for instance, keep typos to a minimum but issuing statements like (assuming <text:span text:style-name="T113">claims.oidc</text:span> has the value 349765)</text:p>
      <text:p text:style-name="P100"/>
      <text:p text:style-name="Preformatted_20_Text"><text:s text:c="4"/>${vo} := claims.oidc + ‘<text:span text:style-name="T77">${a}</text:span>’;</text:p>
      <text:p text:style-name="Preformatted_20_Text"><text:s text:c="4"/>say(${vo});</text:p>
      <text:p text:style-name="Preformatted_20_Text"><text:a xlink:type="simple" xlink:href="mailto:349765@accounts.google.com" text:style-name="Internet_20_link" text:visited-style-name="Visited_20_Internet_20_Link"><text:span text:style-name="T84">349765@accounts.google.com</text:span></text:a></text:p>
      <text:p text:style-name="Preformatted_20_Text"><text:s text:c="4"/>say(voPersonExternalID);</text:p>
      <text:p text:style-name="Preformatted_20_Text"><text:a xlink:type="simple" xlink:href="mailto:349765@accounts.google.com" text:style-name="Internet_20_link" text:visited-style-name="Visited_20_Internet_20_Link"><text:span text:style-name="T84">349765@accounts.google.com</text:span></text:a></text:p>
      <text:p text:style-name="P100"/>
      <text:p text:style-name="P101"/>
      <text:p text:style-name="P95">What is the advantage of this? You can embed things like code snippets <text:span text:style-name="T86">(especially the one you keep mistyping) <text:s/></text:span>or use it to prevent spelling issues or to future proof. In this case, if there were several references to <text:span text:style-name="T80">voPersonExternalID, </text:span><text:span text:style-name="T82">then the template allows you to set this one place in your script. </text:span><text:span text:style-name="T83">Note that this lets you template for things like control structures, names of functions or really anything </text:span><text:soft-page-break/><text:span text:style-name="T83">– it is wholly outside the language. </text:span><text:span text:style-name="T82">If the name of ever changes (to say <text:s/></text:span><text:span text:style-name="T81">voPersonExternalID_v2 </text:span>then you would need to only change where it is set in the environment and the changes would take place automatically. While fairly trivial to use, it can make a lot of <text:span text:style-name="T107">coding/testing</text:span> considerably easier. </text:p>
      <text:p text:style-name="P103"/>
      <text:h text:style-name="Heading_20_2" text:outline-level="2">Repeating the last command</text:h>
      <text:p text:style-name="P44">If you enter a single % then the very last command you entered is repeated.</text:p>
      <text:p text:style-name="Preformatted_20_Text"><text:s text:c="3"/>date_iso()</text:p>
      <text:p text:style-name="Preformatted_20_Text">2020-03-16T22:01:29.258Z</text:p>
      <text:p text:style-name="Preformatted_20_Text"><text:s text:c="2"/>%</text:p>
      <text:p text:style-name="Preformatted_20_Text">2020-03-16T22:0<text:span text:style-name="T108">7</text:span>:31.626Z</text:p>
      <text:p text:style-name="Text_20_body"/>
      <text:p text:style-name="P44">In this case, <text:span text:style-name="T108">the current date and time are created and then repeated. </text:span></text:p>
      <text:h text:style-name="Heading_20_2" text:outline-level="2">Listing things</text:h>
      <text:p text:style-name="P49">For the following commands</text:p>
      <text:list xml:id="list4261810220" text:style-name="L2">
        <text:list-item>
          <text:p text:style-name="P111">)funcs</text:p>
        </text:list-item>
        <text:list-item>
          <text:p text:style-name="P111">)vars</text:p>
        </text:list-item>
        <text:list-item>
          <text:p text:style-name="P111">)modules</text:p>
        </text:list-item>
      </text:list>
      <text:p text:style-name="P49">Each allows for various formatting switches when listing. These are</text:p>
      <text:list xml:id="list292664191" text:style-name="L3">
        <text:list-item>
          <text:p text:style-name="P112">-r <text:span text:style-name="T3">regex­ = </text:span><text:span text:style-name="T25">apply the regex to each element of the output for matching</text:span></text:p>
        </text:list-item>
        <text:list-item>
          <text:p text:style-name="P114">-cols = list in columnar formatting</text:p>
        </text:list-item>
        <text:list-item>
          <text:p text:style-name="P112"><text:span text:style-name="T25">-w </text:span><text:span text:style-name="T3">int</text:span><text:span text:style-name="T25"> set the max display width. Note that -cols overrides this</text:span></text:p>
        </text:list-item>
        <text:list-item>
          <text:p text:style-name="P113"><text:span text:style-name="T25">-</text:span><text:span text:style-name="T37">compact = show namespaces as lists, </text:span><text:span text:style-name="T38">so rather than a#q and b#q you’d see [a,b]#q.</text:span></text:p>
        </text:list-item>
      </text:list>
      <text:p text:style-name="P24">A few examples:</text:p>
      <text:p text:style-name="P50"><text:span text:style-name="T38">S</text:span><text:span text:style-name="T25">how the system functions that start with </text:span><text:span text:style-name="T3">to_</text:span><text:span text:style-name="T25"> and list as a single column</text:span></text:p>
      <text:p text:style-name="Preformatted_20_Text"><text:s text:c="2"/>)funcs system -r to_.* -cols</text:p>
      <text:p text:style-name="Preformatted_20_Text">to_hex()</text:p>
      <text:p text:style-name="Preformatted_20_Text">to_json()</text:p>
      <text:p text:style-name="Preformatted_20_Text">to_list()</text:p>
      <text:p text:style-name="Preformatted_20_Text">to_lower()</text:p>
      <text:p text:style-name="Preformatted_20_Text"><text:span text:style-name="T38">to_upper()</text:span><text:span text:style-name="T37"> </text:span></text:p>
      <text:p text:style-name="P23"/>
      <text:p text:style-name="P52"><text:span text:style-name="T39">Remember that for regexes the idiom </text:span><text:span text:style-name="T69">.*</text:span><text:span text:style-name="T39"> means to match any character, so </text:span><text:span text:style-name="T69">to_.*</text:span><text:span text:style-name="T39"> means just match anything that starts with </text:span><text:span text:style-name="T69">to_</text:span><text:span text:style-name="T39">. <text:s/>Also, you do not need a start of line character because each entry is not a line. </text:span></text:p>
      <text:p text:style-name="P25">Just list the functions:</text:p>
      <text:p text:style-name="Preformatted_20_Text"><text:s text:c="2"/>)funcs </text:p>
      <text:p text:style-name="Preformatted_20_Text"><text:soft-page-break/>a#f(1) <text:s text:c="4"/>arf#f(1) <text:s text:c="2"/>b#f(1) <text:s text:c="4"/>c#f(1) <text:s text:c="4"/>d#f(1) <text:s text:c="4"/>woof#f(1)</text:p>
      <text:p text:style-name="Text_20_body"/>
      <text:p text:style-name="P51">Now list them in compact notation</text:p>
      <text:p text:style-name="Preformatted_20_Text"><text:s text:c="2"/>)funcs -compact</text:p>
      <text:p text:style-name="Preformatted_20_Text">[a, d]#f(1) <text:s text:c="12"/>[b, c, arf, woof]#f(1)</text:p>
      <text:p text:style-name="Text_20_body"/>
      <text:p text:style-name="P53">And now, list all of the system (built-in) functions with their namespaces (-fq flag is specific here) that are in the <text:span text:style-name="T21">io</text:span> namespace and restrict the output to 60 characters in width:</text:p>
      <text:p text:style-name="Preformatted_20_Text"><text:s text:c="2"/>)funcs system -fq -r io#.* -w 60</text:p>
      <text:p text:style-name="Preformatted_20_Text">io#dir() <text:s text:c="5"/>io#print() <text:s text:c="3"/>io#say() <text:s text:c="5"/>io#unmount() <text:s/></text:p>
      <text:p text:style-name="Preformatted_20_Text">io#mount() <text:s text:c="3"/>io#read() <text:s text:c="4"/>io#scan() <text:s text:c="4"/>io#write() <text:s text:c="2"/></text:p>
      <text:h text:style-name="P116" text:outline-level="1"><text:bookmark-start text:name="__RefHeading___Toc5471_3816005984"/>Command reference<text:bookmark-end text:name="__RefHeading___Toc5471_3816005984"/></text:h>
      <text:h text:style-name="P123" text:outline-level="2"><text:bookmark-start text:name="__RefHeading___Toc5473_3816005984"/>)buffer<text:bookmark-end text:name="__RefHeading___Toc5473_3816005984"/></text:h>
      <text:p text:style-name="P59">A <text:span text:style-name="T3">buffer</text:span><text:span text:style-name="T25"> is just a bunch of text. </text:span><text:span text:style-name="T36">A buffer on disk is just a file, hence every </text:span><text:span text:style-name="T25">file </text:span><text:span text:style-name="T36">is </text:span><text:span text:style-name="T25">a buffer. In an interpreted language, you may want to have several statements that can be executed together. You may buffer them, then have them execute at once. There is also an editor supplied (see the </text:span><text:span text:style-name="T66">)edit</text:span><text:span text:style-name="T25"> section below), though that is wholly optional. </text:span></text:p>
      <text:p text:style-name="P58"><text:span text:style-name="T25">There are two types of buffer, a regular buffer or a </text:span><text:span text:style-name="T3">link.</text:span><text:span text:style-name="T25"> A link is used for external operations. Remember that the workspace is aware of QDL virtual file systems, so a common pattern might be to create a link on the local system to a virtual file. You may then work seamlessly on the link, updating the virtual file as you see fit. <text:s text:c="2"/></text:span></text:p>
      <text:h text:style-name="P117" text:outline-level="3">Lifecycle of a buffer.</text:h>
      <text:p text:style-name="P58">You create a buffer or a link. <text:s/><text:span text:style-name="T127">You may then edit the contents. The contents are kept in the buffer until you save/write them to whatever store. If the buffer is a link, then the link is used as the source for save/write. <text:s/>Once they are created there is an index</text:span></text:p>
      <text:h text:style-name="P118" text:outline-level="3">reset</text:h>
      <text:p text:style-name="P61">This will <text:span text:style-name="T3">completely </text:span><text:span text:style-name="T25">reset all the buffers and new buffers will start at 0 again. Only use this if you really need to.</text:span></text:p>
      <text:h text:style-name="Heading_20_3" text:outline-level="3">create <text:span text:style-name="T12">path</text:span></text:h>
      <text:p text:style-name="P60">Create a new buffer.</text:p>
      <text:p text:style-name="Preformatted_20_Text">)buffer create foo</text:p>
      <text:p text:style-name="Preformatted_20_Text"><text:span text:style-name="T127">0</text:span>| |/tmp/hw.qdl</text:p>
      <text:p text:style-name="Text_20_body"/>
      <text:p text:style-name="P60">creates a buffer named foo. This is the zero-th buffer and most operations can access it using the index or the full name. Note that since buffers live in system memory (and the files associated with them are <text:soft-page-break/>only updated when you say too), you may have several of them open at once. You should not save them since the system will attempt to find a local path and file (most likely this would get written to <text:span text:style-name="T114">$QDL_HOME/foo</text:span> if you wonder). </text:p>
      <text:p text:style-name="Preformatted_20_Text">)b create vfs#/mysql/scripts/interociter.qdl</text:p>
      <text:p text:style-name="P60"><text:line-break/>creates a link in a virtual file system (in this example is it a MySQL backed VFS). </text:p>
      <text:h text:style-name="Heading_20_3" text:outline-level="3">delete, rm <text:span text:style-name="T12">index | name</text:span></text:h>
      <text:p text:style-name="P60">Deletes the given buffer. Note that the index of a buffer will not change once it is created, so <text:span text:style-name="T128">if you want to recreate a deleted buffer, it will have a different index. </text:span></text:p>
      <text:h text:style-name="Heading_20_3" text:outline-level="3">edit <text:span text:style-name="T13">index|name</text:span></text:h>
      <text:p text:style-name="P27">Use the line editor (see below) to edit the buffer. This will also edit the link if you give one, although there is no need to do that. Note that </text:p>
      <text:p text:style-name="Preformatted_20_Text"><text:s text:c="4"/>)edit <text:span text:style-name="T3">index|name</text:span></text:p>
      <text:p text:style-name="P27"><text:line-break/>is an alias for this operation. <text:span text:style-name="T137">See </text:span><text:span text:style-name="T73">)edit</text:span><text:span text:style-name="T137"> below for more details.</text:span></text:p>
      <text:h text:style-name="Heading_20_3" text:outline-level="3">link <text:span text:style-name="T13">source link</text:span><text:span text:style-name="T43"> [-copy]</text:span></text:h>
      <text:p text:style-name="P62"><text:span text:style-name="T25">Creates a link between the </text:span><text:span text:style-name="T3">source</text:span><text:span text:style-name="T25"> and the </text:span><text:span text:style-name="T3">link</text:span><text:span text:style-name="T25">. The edit and run commands will operate on the </text:span><text:span text:style-name="T3">link</text:span><text:span text:style-name="T25">. Issuing a save command will copy the contents of the </text:span><text:span text:style-name="T3">link</text:span><text:span text:style-name="T25"> to the </text:span><text:span text:style-name="T3">source</text:span><text:span text:style-name="T25"> overwriting it. Effectively this tells the system that rather than having an in-memory buffer, to use the </text:span><text:span text:style-name="T3">link</text:span><text:span text:style-name="T25"> for that purpose.</text:span></text:p>
      <text:p text:style-name="P62"><text:span text:style-name="T25">If the </text:span><text:span text:style-name="T115">-copy</text:span><text:span text:style-name="T66"> </text:span><text:span text:style-name="T51">switch is used, then the source is copied to the link, over writing it. If you need to provision this otherwise, you might want to use the </text:span></text:p>
      <text:p text:style-name="Preformatted_20_Text"><text:s text:c="4"/>)file copy <text:s/><text:span text:style-name="T13">source target</text:span></text:p>
      <text:p text:style-name="Text_20_body"><text:line-break/><text:span text:style-name="T128">command. Please refer to that below.</text:span></text:p>
      <text:p text:style-name="Heading">Example</text:p>
      <text:p text:style-name="Preformatted_20_Text"><text:s text:c="4"/>)b link vfs#/mysql/scripts/ligo/init.qdl <text:s/>/tmp/init.qdl</text:p>
      <text:p text:style-name="P90">6| |vfs#/mysql/scripts/ligo/init.qdl --&gt; /tmp/init.qdl</text:p>
      <text:p text:style-name="Text_20_body"><text:line-break/><text:span text:style-name="T128">This creates a link to a local file. You may then update the local file with yoru favorite editor. To run the file, issue</text:span></text:p>
      <text:p text:style-name="Preformatted_20_Text"><text:s text:c="3"/>)b run 6</text:p>
      <text:p text:style-name="P63"/>
      <text:p text:style-name="P63">to save the link in to the source file, issuelink</text:p>
      <text:p text:style-name="Preformatted_20_Text"><text:s text:c="4"/>)b save 6</text:p>
      <text:p text:style-name="P63"><text:line-break/></text:p>
      <text:h text:style-name="Heading_20_3" text:outline-level="3"><text:soft-page-break/>list, ls</text:h>
      <text:p text:style-name="P64">List all buffers, along with information about them.</text:p>
      <text:p text:style-name="P106">Example</text:p>
      <text:p text:style-name="P64">This is just taken from my current system</text:p>
      <text:p text:style-name="Preformatted_20_Text"><text:s text:c="2"/>)b list</text:p>
      <text:p text:style-name="Preformatted_20_Text">1|*|bar</text:p>
      <text:p text:style-name="Preformatted_20_Text">2| |/<text:span text:style-name="T129">tmp/</text:span>baz.<text:span text:style-name="T129">qdl</text:span> --&gt; fnord</text:p>
      <text:p text:style-name="Preformatted_20_Text">4|*|vfs#/ramdisk/foo</text:p>
      <text:p text:style-name="Preformatted_20_Text">5| |/tmp/hw.qdl</text:p>
      <text:p text:style-name="Preformatted_20_Text">6| |vfs#/mysql/scripts/ligo/init.qdl --&gt; /tmp/init.qdl</text:p>
      <text:p text:style-name="Preformatted_20_Text">there are 5 active buffers.</text:p>
      <text:p text:style-name="P108"/>
      <text:p text:style-name="P64">In this case, there are 5 buffers (a gap means a buffer was deleted). The second column contains an asterisk (“*”) if that buffer has not been saved. Buffers 1 and 4 are for in-memory use. Buffers 2 and 6 are links (these never have an asterisk in the second column because that cannot be reliably determined.) And finally buffer number 5 is just a file on the local system.</text:p>
      <text:h text:style-name="Heading_20_3" text:outline-level="3">run <text:span text:style-name="T14">index | name</text:span></text:h>
      <text:p text:style-name="P28">Runs, <text:span text:style-name="T3">i.e. </text:span><text:s/>executes the buffer in the current workspace as if you had typed it in. A synonym is just a <text:span text:style-name="T71">)</text:span><text:span text:style-name="T74">.</text:span></text:p>
      <text:p text:style-name="P33">Note that this will allow you to just specify a file and not a buffer if you choose.</text:p>
      <text:p text:style-name="Heading">Example</text:p>
      <text:p text:style-name="P65">Run buffer number 1 (with name <text:span text:style-name="T3">bar</text:span>). All of these are the same</text:p>
      <text:p text:style-name="Preformatted_20_Text"><text:s text:c="4"/>)b run 1</text:p>
      <text:p text:style-name="Preformatted_20_Text"><text:s text:c="4"/>)b run foo</text:p>
      <text:p text:style-name="Preformatted_20_Text"><text:s text:c="4"/>) 1</text:p>
      <text:p text:style-name="Preformatted_20_Text"><text:s text:c="4"/><text:span text:style-name="T130">) foo</text:span></text:p>
      <text:p text:style-name="Preformatted_20_Text"><text:s text:c="4"/>)buffer run foo</text:p>
      <text:p text:style-name="Preformatted_20_Text"><text:s text:c="4"/>)buffer run 1</text:p>
      <text:p text:style-name="P65"><text:line-break/>Why so many aliases? Because. <text:s/></text:p>
      <text:h text:style-name="Heading_20_3" text:outline-level="3">show <text:span text:style-name="T15">index | name</text:span><text:span text:style-name="T44"> [-src]</text:span></text:h>
      <text:p text:style-name="Text_20_body"><text:span text:style-name="T44">Shows the actual content of the buffer. The </text:span><text:span text:style-name="T116">-src </text:span><text:span text:style-name="T131">switch will force reading the source, rather than the buffer (if not saved) or the link (the default in links).</text:span></text:p>
      <text:p text:style-name="Preformatted_20_Text"><text:s text:c="4"/>)show 3 -src</text:p>
      <text:p text:style-name="P91">say(‘Hello world’);</text:p>
      <text:p text:style-name="P66"><text:line-break/>Shows the content of buffer 3, which in this case is a famous program.</text:p>
      <text:h text:style-name="Heading_20_3" text:outline-level="3"><text:soft-page-break/>write, save <text:span text:style-name="T16">index | name</text:span></text:h>
      <text:p text:style-name="P67"><text:span text:style-name="T45">S</text:span><text:span text:style-name="T25">aves the buffer to </text:span><text:span text:style-name="T3">src</text:span><text:span text:style-name="T25">. If there is a link, that is written instead.</text:span></text:p>
      <text:h text:style-name="Heading_20_2" text:outline-level="2"><text:bookmark-start text:name="__RefHeading___Toc5479_3816005984"/>)clear<text:bookmark-end text:name="__RefHeading___Toc5479_3816005984"/></text:h>
      <text:p text:style-name="P6">See <text:span text:style-name="T114">)ws clear</text:span>. A typical invocation looks like</text:p>
      <text:p text:style-name="P75"><text:s text:c="4"/>)clear</text:p>
      <text:p text:style-name="P76">workspace cleared</text:p>
      <text:p text:style-name="Text_20_body"/>
      <text:p text:style-name="P20">This is identical to issuing </text:p>
      <text:p text:style-name="Preformatted_20_Text">)ws clear</text:p>
      <text:h text:style-name="Heading_20_2" text:outline-level="2"><text:bookmark-start text:name="__RefHeading___Toc5481_3816005984"/>) <text:span text:style-name="T16">index|name</text:span><text:bookmark-end text:name="__RefHeading___Toc5481_3816005984"/></text:h>
      <text:p text:style-name="P7">This is the “run the buffer” command. It is <text:s/>very useful shorthand. One nice application is to use this on whatever you are editing externally. This lets you (in conjunction with the % = repeat last command) quickly test a script. Here is a sample session</text:p>
      <text:p text:style-name="Preformatted_20_Text"><text:span text:style-name="T132"><text:s text:c="4"/>)b link vfs#/mysql/scripts/ligo.qdl </text:span><text:span text:style-name="T16">/</text:span><text:span text:style-name="T45">tmp/ligo.qdl</text:span></text:p>
      <text:p text:style-name="Preformatted_20_Text">7| |vfs#/mysql/scripts/ligo.qdl --&gt; /tmp/ligo.qdl</text:p>
      <text:p text:style-name="P32"/>
      <text:p text:style-name="P32">Go do a bunch of stuff. To run it:</text:p>
      <text:p text:style-name="Preformatted_20_Text"><text:s text:c="4"/>) 7</text:p>
      <text:p text:style-name="Preformatted_20_Text"><text:span text:style-name="T45">// output...</text:span><text:span text:style-name="T132"> </text:span></text:p>
      <text:p text:style-name="Text_20_body"><text:line-break/><text:span text:style-name="T132">Go do more editing. When ready to test, the very next thing you can type to run it is the “repeat last command” </text:span></text:p>
      <text:p text:style-name="Preformatted_20_Text"><text:s text:c="4"/>%</text:p>
      <text:p text:style-name="Preformatted_20_Text">// <text:span text:style-name="T132">ouput…</text:span></text:p>
      <text:p text:style-name="P71"/>
      <text:h text:style-name="P124" text:outline-level="2"><text:bookmark-start text:name="__RefHeading___Toc5564_3816005984"/>)edit <text:span text:style-name="T17">index|name</text:span><text:bookmark-end text:name="__RefHeading___Toc5564_3816005984"/></text:h>
      <text:p text:style-name="Heading"><text:bookmark-start text:name="__RefHeading___Toc5572_3816005984"/>A note about the editor<text:bookmark-end text:name="__RefHeading___Toc5572_3816005984"/></text:p>
      <text:p text:style-name="P17">The editor supplied with QDL is a very basic, no bones about it <text:span text:style-name="T3">line editor</text:span><text:span text:style-name="T25"> meaning that you issue commands </text:span><text:span text:style-name="T3">about</text:span><text:span text:style-name="T25"> the lines. </text:span><text:span text:style-name="T30">You will not see what you are editing unless you tell it to show you </text:span><text:span text:style-name="T33">(</text:span><text:span text:style-name="T31">the </text:span><text:span text:style-name="T68">p</text:span><text:span text:style-name="T58"> command)</text:span><text:span text:style-name="T30">. </text:span><text:span text:style-name="T25">If you invoke the editor, you may see help by issuing the </text:span><text:span text:style-name="T66">?</text:span><text:span text:style-name="T51"> At the </text:span><text:span text:style-name="T66">edit&gt;</text:span><text:span text:style-name="T51">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text:soft-page-break/>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text:span text:style-name="T106">y</text:span>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92">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91">e</text:span>dit &gt;</text:p>
      <text:p text:style-name="Text_20_body"/>
      <text:p text:style-name="P17">Note that the end of this you are returned to the prompt. <text:span text:style-name="T71">p</text:span><text:span text:style-name="T74"> prints the buffer, </text:span><text:span text:style-name="T68">i</text:span><text:span text:style-name="T51"> lets you insert text until you enter a single period. <text:s/></text:span><text:span text:style-name="T67">q</text:span><text:span text:style-name="T54"> quits. </text:span><text:span text:style-name="T55">It is actually quite nice – it has a clipboard, supports regexs for certain operations and the list goes on.</text:span></text:p>
      <text:p text:style-name="P17"><text:span text:style-name="T51">Why have such an editor in th</text:span><text:span text:style-name="T56">is</text:span><text:span text:style-name="T51"> great day and age? Because not all keyboards are created equal (</text:span><text:span text:style-name="T23">e.g</text:span><text:span text:style-name="T51">., does you</text:span><text:span text:style-name="T59">r</text:span><text:span text:style-name="T51"> cellphone let you hit the escape key? Can’t use the estimable old unix editor </text:span><text:span text:style-name="T23">vi</text:span><text:span text:style-name="T51"> without that.) Also, it seems that invariably if I need to log in to a server </text:span><text:span text:style-name="T55">(which never have GUIs, since they are servers) </text:span><text:span text:style-name="T51">remotely during an emergency, the terminal type gets screwed up and it all defaults back to 7 bit ASCII – pretty much the exact character set QDL recognizes. </text:span><text:span text:style-name="T62">(Quick reminder that variables and functions use a small set of characters, but strings are fully UTF-8.) </text:span><text:span text:style-name="T51">This editor is </text:span><text:span text:style-name="T23">not</text:span><text:span text:style-name="T51"> intended to be the go to. The intent is that you set an external file, use whatever you like and when you need to run your code, just </text:span><text:span text:style-name="T55">h</text:span><text:span text:style-name="T51">it </text:span><text:span text:style-name="T66">)</text:span><text:span text:style-name="T51"> in the workspace. The editor, however, is pretty darned useful if you need it and since I had it lying around, why not?</text:span></text:p>
      <text:p text:style-name="P18"><text:span text:style-name="T51">One last little quirk is that the editor is indeed a completely stand alone program invoked </text:span><text:span text:style-name="T59">b</text:span><text:span text:style-name="T51">y the workspace, so you can save your work in it to a file. If you are using it to edit the local buffer, all you </text:span><text:soft-page-break/><text:span text:style-name="T51">need to do is exit (enter </text:span><text:span text:style-name="T66">q </text:span><text:span text:style-name="T51">at the prompt) and don’t choose save </text:span><text:span text:style-name="T61">(unless you want another copy of the buffer in an external file)</text:span><text:span text:style-name="T51">, the workspace knows how to get the resulting changes back all on its own.</text:span></text:p>
      <text:h text:style-name="Heading_20_2" text:outline-level="2"><text:bookmark-start text:name="__RefHeading___Toc5483_3816005984"/>)env<text:bookmark-end text:name="__RefHeading___Toc5483_3816005984"/></text:h>
      <text:p text:style-name="P8">The workspace allows for environmental variables The environment </text:p>
      <text:h text:style-name="Heading_20_3" text:outline-level="3"><text:bookmark-start text:name="__RefHeading___Toc5574_3816005984"/>drop <text:span text:style-name="T3">variable</text:span><text:bookmark-end text:name="__RefHeading___Toc5574_3816005984"/></text:h>
      <text:p text:style-name="P19"><text:s/>remove the named variable from the environmental</text:p>
      <text:h text:style-name="Heading_20_3" text:outline-level="3"><text:bookmark-start text:name="__RefHeading___Toc5576_3816005984"/>get <text:span text:style-name="T3">variable </text:span><text:bookmark-end text:name="__RefHeading___Toc5576_3816005984"/></text:h>
      <text:p text:style-name="P19">display the current value of the variable.</text:p>
      <text:h text:style-name="Heading_20_3" text:outline-level="3"><text:bookmark-start text:name="__RefHeading___Toc5578_3816005984"/>list, – <text:bookmark-end text:name="__RefHeading___Toc5578_3816005984"/></text:h>
      <text:p text:style-name="P19"><text:s/>show all currently defined variables.</text:p>
      <text:h text:style-name="Heading_20_3" text:outline-level="3"><text:bookmark-start text:name="__RefHeading___Toc5580_3816005984"/>load <text:span text:style-name="T3">filename</text:span> <text:bookmark-end text:name="__RefHeading___Toc5580_3816005984"/></text:h>
      <text:p text:style-name="P19"><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text:span text:style-name="T3">filename</text:span>] <text:bookmark-end text:name="__RefHeading___Toc5582_3816005984"/></text:h>
      <text:p text:style-name="P19"><text:s/>save the current environment to the file</text:p>
      <text:h text:style-name="Heading_20_3" text:outline-level="3"><text:bookmark-start text:name="__RefHeading___Toc5584_3816005984"/>set <text:span text:style-name="T3">variable value </text:span><text:bookmark-end text:name="__RefHeading___Toc5584_3816005984"/></text:h>
      <text:p text:style-name="P19"><text:span text:style-name="T4"><text:s/></text:span><text:span text:style-name="T26">Set the </text:span><text:span text:style-name="T4">variable</text:span><text:span text:style-name="T26"> to have the given </text:span><text:span text:style-name="T4">value</text:span><text:span text:style-name="T26">. </text:span><text:span text:style-name="T85">Note that everything to the right of the variable is considered the value, so embedded spaces are possible. If you need to, you may <text:s/>surround the value in double quotes to ensure that all spaces are faithfully preserved.</text:span></text:p>
      <text:h text:style-name="Heading_20_3" text:outline-level="3"><text:bookmark-start text:name="__RefHeading___Toc5542_3816005984"/>Examples<text:bookmark-end text:name="__RefHeading___Toc5542_3816005984"/></text:h>
      <text:p text:style-name="P15">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15">Show all the defined variables. <text:span text:style-name="T88">We could supply the value of </text:span><text:span text:style-name="T5">list</text:span><text:span text:style-name="T27"> but don’t since it is optional.</text:span></text:p>
      <text:p text:style-name="P78"><text:s text:c="2"/>)env</text:p>
      <text:p text:style-name="P78">Current environment variables:</text:p>
      <text:p text:style-name="P78">{</text:p>
      <text:p text:style-name="P78"><text:s/><text:span text:style-name="T87">qdl_root=/home/bob/apps/qdl</text:span></text:p>
      <text:p text:style-name="P78"><text:s/>arf=abc d goldfish </text:p>
      <text:p text:style-name="P78"><text:soft-page-break/><text:s/>a=armstrong(600); </text:p>
      <text:p text:style-name="P78"><text:s/>d=load_module('/tmp/boot.qdl'); </text:p>
      <text:p text:style-name="P78"><text:s/>foo=12345 </text:p>
      <text:p text:style-name="P78">}</text:p>
      <text:h text:style-name="P125" text:outline-level="2">)file</text:h>
      <text:p text:style-name="P68">Operations on the file system<text:span text:style-name="T21">s</text:span>. These are all VFS <text:span text:style-name="T51">(virtual file system) </text:span>aware <text:span text:style-name="T136">and mostly use the QDL functions for these.</text:span></text:p>
      <text:h text:style-name="Heading_20_3" text:outline-level="3">copy <text:span text:style-name="T18">source target</text:span></text:h>
      <text:p text:style-name="P29">Copy the file <text:span text:style-name="T3">source </text:span><text:s/>to the file <text:span text:style-name="T3">target, </text:span>replacing it. <text:span text:style-name="T71">Note</text:span><text:span text:style-name="T23"> </text:span><text:span text:style-name="T74">this is VFS <text:s/>aware, so you may seamlessly transfer files between VFS’s or between the local disk and a VFS. </text:span></text:p>
      <text:p text:style-name="Preformatted_20_Text"><text:s text:c="4"/>)copy /tmp/ligo.qdl mysql#/scripts/ligo.qdl</text:p>
      <text:p text:style-name="Preformatted_20_Text">done.</text:p>
      <text:p text:style-name="P34"/>
      <text:p text:style-name="P34">This copies a local file into a virtual file system. Make sure the target directories exist (see mkdir) before issuing this. </text:p>
      <text:p text:style-name="P12">Warning:<text:span text:style-name="T25"> </text:span><text:span text:style-name="T51">Because of differences between </text:span><text:span text:style-name="T64">underlying </text:span><text:span text:style-name="T51">file systems, you should </text:span><text:span text:style-name="T74">always</text:span><text:span text:style-name="T51"> give the full path in the command or “predictable but unexpected results” may occur. </text:span></text:p>
      <text:h text:style-name="Heading_20_3" text:outline-level="3">delete, rm <text:span text:style-name="T3">filename</text:span></text:h>
      <text:p text:style-name="P29">Delete the file from either the VFS or the local system.</text:p>
      <text:h text:style-name="Heading_20_3" text:outline-level="3">dir, ls <text:span text:style-name="T18">file|path</text:span></text:h>
      <text:p text:style-name="P29">List either the directory contents (if it is a directory) or nothing (if it is a simple file). </text:p>
      <text:p text:style-name="Heading">Example</text:p>
      <text:p text:style-name="Preformatted_20_Text"><text:s text:c="2"/>)file dir vfs#/mysql/</text:p>
      <text:p text:style-name="Preformatted_20_Text">a</text:p>
      <text:p text:style-name="Preformatted_20_Text">/a/</text:p>
      <text:p text:style-name="Preformatted_20_Text">/init2/</text:p>
      <text:p text:style-name="Preformatted_20_Text">/mysql/</text:p>
      <text:p text:style-name="Preformatted_20_Text">4 entries</text:p>
      <text:p text:style-name="Text_20_body"><text:line-break/><text:span text:style-name="T134">In this case, there are 3 directories (these end with a /) and a single file, named </text:span><text:span text:style-name="T19">a</text:span><text:span text:style-name="T46">. <text:s/></text:span><text:span text:style-name="T47">Note that this just passes the argument to the QDL </text:span><text:span text:style-name="T20">dir</text:span><text:span text:style-name="T47"> function. </text:span><text:span text:style-name="T48">It is simply supplied as a co</text:span><text:span text:style-name="T49">n</text:span><text:span text:style-name="T48">venience. </text:span></text:p>
      <text:h text:style-name="Heading_20_3" text:outline-level="3">mkdir <text:span text:style-name="T3">path</text:span></text:h>
      <text:p text:style-name="P30">Create a path in the VFS. Note that the contract allows for multiple path creation, so if you had a store with the directory vfs#/scripts/ and issued</text:p>
      <text:p text:style-name="Preformatted_20_Text"><text:s text:c="3"/>)file mkdir vfs#/scripts/init/ncsa/lsst/</text:p>
      <text:p text:style-name="P30"><text:soft-page-break/><text:line-break/>The entire set of paths <text:s/><text:span text:style-name="T113">init, init/ncsa init/ncsa/lsst</text:span> , would be created.</text:p>
      <text:h text:style-name="Heading_20_3" text:outline-level="3">rmdir <text:span text:style-name="T3">path</text:span></text:h>
      <text:p text:style-name="P31">Removes the given file. Note that rmdir will only operate on directories. To remove a file, you must issue rm/delete. <text:span text:style-name="T135">This passes the argument to QDL for processing.</text:span></text:p>
      <text:h text:style-name="Heading_20_3" text:outline-level="3">vfs</text:h>
      <text:p text:style-name="P69">List all information about curre<text:span text:style-name="T133">n</text:span>tly installed VFS’s.</text:p>
      <text:p text:style-name="Heading">Example</text:p>
      <text:p text:style-name="P81"><text:s text:c="2"/>)file vfs</text:p>
      <text:p text:style-name="P81">Installed virtual file systems</text:p>
      <text:p text:style-name="P81"><text:s text:c="2"/>type:mysql <text:s text:c="7"/>access:rw <text:s/>scheme: vfs <text:s text:c="2"/>mount point:/mysql/ <text:s text:c="3"/>current dir:(none) <text:s text:c="8"/></text:p>
      <text:p text:style-name="P81"><text:s text:c="2"/>type:zip <text:s text:c="9"/>access:r <text:s text:c="2"/>scheme: vfs <text:s text:c="2"/>mount point:/zip/ <text:s text:c="5"/>current dir:(none) <text:s text:c="8"/></text:p>
      <text:p text:style-name="P81"><text:s text:c="2"/>type:memory <text:s text:c="6"/><text:span text:style-name="T133">a</text:span>ccess:rw <text:s/>scheme: vfs <text:s text:c="2"/>mount point:/ramdisk/ <text:s/>current dir:(none) <text:s text:c="8"/></text:p>
      <text:p text:style-name="P81"><text:s text:c="2"/>type:pass_through access:rw <text:s/>scheme: vfs <text:s text:c="2"/>mount point:/pt/ <text:s text:c="6"/>current dir:(none) </text:p>
      <text:p text:style-name="Text_20_body"><text:line-break/><text:span text:style-name="T133">In this case there are 4 such systems. The underlying type of each is given, the access type (r = read, w = write, note that that the zip file system is always read-only. This is because of limitations of that (this fronts a zip file and lets you pull information out of it). All of these happen to have the same scheme but different mount points. It is possible to specify a default directory in a VFS, though none of them have that. All )file operations are VFS aware. </text:span></text:p>
      <text:p text:style-name="P70">If you want to use VFSs you should consult either the reference for the <text:span text:style-name="T3">vmount</text:span><text:span text:style-name="T25"> and </text:span><text:span text:style-name="T3">vunmount </text:span><text:span text:style-name="T25">commands to do it in QDL or the configuration reference to do it at startup. </text:span></text:p>
      <text:p text:style-name="P13">Caveat<text:span text:style-name="T51">: One mistake in listing a vfs is to forget that, </text:span><text:span text:style-name="T74">e.g.</text:span><text:span text:style-name="T51"> in the above </text:span><text:span text:style-name="T117">vfs#/mysql</text:span><text:span text:style-name="T51"> could be a file </text:span><text:span text:style-name="T74">vs</text:span><text:span text:style-name="T51">. </text:span><text:span text:style-name="T117">vfs#/mysql/</text:span><text:span text:style-name="T51"> which is properly the mount point. </text:span><text:span text:style-name="T65">When in doubt, directories always end with a slash. </text:span><text:span text:style-name="T51">So the former might have nothing in it, but the latter is probably what you want. </text:span></text:p>
      <text:h text:style-name="Heading_20_2" text:outline-level="2"><text:bookmark-start text:name="__RefHeading___Toc5497_3816005984"/>)funcs<text:bookmark-end text:name="__RefHeading___Toc5497_3816005984"/></text:h>
      <text:h text:style-name="Heading_20_3" text:outline-level="3"><text:bookmark-start text:name="__RefHeading___Toc5586_3816005984"/><text:span text:style-name="T93">l</text:span>ist, – <text:span text:style-name="T111">[</text:span><text:span text:style-name="T8">switch</text:span><text:span text:style-name="T11">e</text:span><text:span text:style-name="T8">s</text:span><text:span text:style-name="T111">]</text:span><text:bookmark-end text:name="__RefHeading___Toc5586_3816005984"/></text:h>
      <text:p text:style-name="P54">list all of the current functions in your workspace <text:span text:style-name="T120">See the note above for command line switches that apply to this action.</text:span></text:p>
      <text:p text:style-name="P45">Note that if you want to list <text:span text:style-name="T122">specific </text:span>functions, you <text:span text:style-name="T3">must</text:span><text:span text:style-name="T25"> use the list command plus a regex. So let us say you had</text:span></text:p>
      <text:p text:style-name="Preformatted_20_Text"><text:s text:c="4"/>define[f(x)]body[return(x+1);];</text:p>
      <text:p text:style-name="Preformatted_20_Text"><text:s text:c="4"/>define[f(x,y)]body[return(x+y);]; <text:s text:c="2"/></text:p>
      <text:p text:style-name="P85"><text:s text:c="4"/>define[foo(x)]body[return(x-2);];</text:p>
      <text:p text:style-name="Text_20_body"/>
      <text:p text:style-name="P45">To to list any functions named exactly <text:span text:style-name="T3">g</text:span><text:span text:style-name="T25"> you would issue</text:span></text:p>
      <text:p text:style-name="Preformatted_20_Text"><text:s text:c="2"/>)funcs list -<text:span text:style-name="T121">r </text:span>g.*</text:p>
      <text:p text:style-name="Preformatted_20_Text"><text:soft-page-break/></text:p>
      <text:p text:style-name="Text_20_body"/>
      <text:p text:style-name="P45">(No such functions exist.) So now let us list the ones called <text:span text:style-name="T3">f</text:span><text:span text:style-name="T25">:</text:span></text:p>
      <text:p text:style-name="Preformatted_20_Text"><text:s text:c="2"/>)funcs list -<text:span text:style-name="T122">r </text:span>f.*</text:p>
      <text:p text:style-name="Preformatted_20_Text">f(1), f(2)</text:p>
      <text:p text:style-name="Text_20_body"><text:line-break/><text:span text:style-name="T111">To list every function that starts with </text:span><text:span text:style-name="T6">f</text:span><text:span text:style-name="T32"> we use the regex </text:span><text:span text:style-name="T6">f.*</text:span><text:span text:style-name="T32"> the ‘.*’ means to take any character (the period) and match any. So can be read as </text:span><text:span text:style-name="T6">f</text:span><text:span text:style-name="T32"> + anything:</text:span></text:p>
      <text:p text:style-name="Preformatted_20_Text"><text:s text:c="4"/><text:span text:style-name="T111">)funcs list -r f.*</text:span></text:p>
      <text:p text:style-name="P86">f(1), f(2), foo(1)</text:p>
      <text:p text:style-name="Text_20_body"><text:line-break/><text:span text:style-name="T111">By the same token, to just get the functions that start with </text:span><text:span text:style-name="T6">fo</text:span><text:span text:style-name="T32"> you would use </text:span><text:span text:style-name="T6">fo.*</text:span><text:span text:style-name="T32"> like so</text:span></text:p>
      <text:p text:style-name="P86"><text:s text:c="4"/>)funcs list fo.*</text:p>
      <text:p text:style-name="P86">foo(1)</text:p>
      <text:h text:style-name="Heading_20_3" text:outline-level="3"><text:bookmark-start text:name="__RefHeading___Toc5588_3816005984"/>drop <text:span text:style-name="T3">function </text:span><text:bookmark-end text:name="__RefHeading___Toc5588_3816005984"/></text:h>
      <text:p text:style-name="P19">remove a function. Note that this only applies to functions that have been defined (but not imported) in the workspace.</text:p>
      <text:h text:style-name="Heading_20_3" text:outline-level="3"><text:bookmark-start text:name="__RefHeading___Toc5590_3816005984"/>help [<text:span text:style-name="T3">name arg_count</text:span>]<text:span text:style-name="T29"> </text:span><text:bookmark-end text:name="__RefHeading___Toc5590_3816005984"/></text:h>
      <text:p text:style-name="P21"><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14">Note that they are qualified as needed and have their argument counts included. <text:span text:style-name="T90">To list a specific function, you would issue something like this:</text:span></text:p>
      <text:p text:style-name="P79"><text:s text:c="2"/>)funcs help armstrong 1</text:p>
      <text:p text:style-name="P79">An Armstrong number is a 3 digit number that is equal to the sum of its cubed digits. This computes them for 100 &lt; n &lt; 1000.</text:p>
      <text:p text:style-name="P79"><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42">In this case, the request was for anything about armstrong functions the workspace knows so the complete description from the function definition is returned. </text:p>
      <text:h text:style-name="Heading_20_3" text:outline-level="3"><text:bookmark-start text:name="__RefHeading___Toc8207_2391341561"/><text:span text:style-name="T100">s</text:span>ystem <text:span text:style-name="T118">[</text:span><text:span text:style-name="T9">-fq</text:span><text:span text:style-name="T118">] [switches]</text:span><text:bookmark-end text:name="__RefHeading___Toc8207_2391341561"/></text:h>
      <text:p text:style-name="P43">This will list the built in system functions in tabular format. Note that none of these has argument counts listed, because most of these have variable length arguments. This is intended to let you look up a name. <text:span text:style-name="T119">You may also show the fully qualified names with the -</text:span><text:span text:style-name="T7">fq</text:span><text:span text:style-name="T119"> switch. </text:span>There is also no help (at this point) for each of these available <text:span text:style-name="T103">in the workspace – mostly because keeping it in sync with the reference manual would be a huge ongoing task</text:span>. Consult the reference manual for all the details. If you need to have it display for a certain width, pass that in. The default is 120 characters. </text:p>
      <text:p text:style-name="P43"/>
      <text:p text:style-name="P87"><text:soft-page-break/><text:span text:style-name="T101"><text:s text:c="2"/>)funcs system -</text:span><text:span text:style-name="T102">w</text:span><text:span text:style-name="T101"> 80</text:span></text:p>
      <text:p text:style-name="P83">abs() <text:s text:c="12"/>for_keys() <text:s text:c="7"/>is_list() <text:s text:c="8"/>raise_error() <text:s text:c="4"/>substring() <text:s text:c="6"/>vfs_unmount() <text:s text:c="4"/></text:p>
      <text:p text:style-name="P83">box() <text:s text:c="12"/>for_next() <text:s text:c="7"/>keys() <text:s text:c="11"/>random() <text:s text:c="9"/>to_hex() <text:s text:c="9"/>write_file() <text:s text:c="5"/></text:p>
      <text:p text:style-name="P83">break() <text:s text:c="10"/>from_hex() <text:s text:c="7"/>list_append() <text:s text:c="4"/>random_string() <text:s text:c="2"/>to_json() <text:s text:c="8"/></text:p>
      <text:p text:style-name="P83">check_after() <text:s text:c="4"/>from_json() <text:s text:c="6"/>list_copy() <text:s text:c="6"/>read_file() <text:s text:c="6"/>to_list() <text:s text:c="8"/></text:p>
      <text:p text:style-name="P83">common_keys() <text:s text:c="4"/>has_keys() <text:s text:c="7"/>list_insert_at() <text:s/>remove() <text:s text:c="9"/>to_lower() <text:s text:c="7"/></text:p>
      <text:p text:style-name="P83">contains() <text:s text:c="7"/>hash() <text:s text:c="11"/>list_keys() <text:s text:c="6"/>rename_keys() <text:s text:c="4"/>to_upper() <text:s text:c="7"/></text:p>
      <text:p text:style-name="P83">continue() <text:s text:c="7"/>import() <text:s text:c="9"/>list_subset() <text:s text:c="4"/>replace() <text:s text:c="8"/>tokenize() <text:s text:c="7"/></text:p>
      <text:p text:style-name="P83">date_iso() <text:s text:c="7"/>include_keys() <text:s text:c="3"/>load_module() <text:s text:c="4"/>return() <text:s text:c="9"/>trim() <text:s text:c="11"/></text:p>
      <text:p text:style-name="P83">date_ms() <text:s text:c="8"/>index_of() <text:s text:c="7"/>load_script() <text:s text:c="4"/>run_script() <text:s text:c="5"/>unbox() <text:s text:c="10"/></text:p>
      <text:p text:style-name="P83">decode_b64() <text:s text:c="5"/>indices() <text:s text:c="8"/>mask() <text:s text:c="11"/>say() <text:s text:c="12"/>union() <text:s text:c="10"/></text:p>
      <text:p text:style-name="P83">dir() <text:s text:c="12"/>insert() <text:s text:c="9"/>mod() <text:s text:c="12"/>scan() <text:s text:c="11"/>vdecode() <text:s text:c="8"/></text:p>
      <text:p text:style-name="P83">encode_b64() <text:s text:c="5"/>is_defined() <text:s text:c="5"/>numeric_digits() <text:s/>set_default() <text:s text:c="4"/>vencode() <text:s text:c="8"/></text:p>
      <text:p text:style-name="P83">exclude_keys() <text:s text:c="3"/>is_function() <text:s text:c="4"/>print() <text:s text:c="10"/>size() <text:s text:c="11"/>vfs_mount() <text:s text:c="6"/></text:p>
      <text:p text:style-name="P83"><text:s text:c="6"/></text:p>
      <text:p text:style-name="Text_20_body"/>
      <text:p text:style-name="P47">And just to show what all the fully qualified names look like</text:p>
      <text:p text:style-name="P82"><text:s/>)funcs system -fq -<text:span text:style-name="T122">w </text:span>80</text:p>
      <text:p text:style-name="P82">io#dir() <text:s text:c="14"/>math#numeric_digits() <text:s/>stem#list_keys() <text:s text:c="6"/>sys#for_next() <text:s text:c="6"/>sys#trim() <text:s text:c="12"/></text:p>
      <text:p text:style-name="P82">io#mount() <text:s text:c="12"/>math#random() <text:s text:c="9"/>stem#list_subset() <text:s text:c="4"/>sys#import() <text:s text:c="8"/>sys#vdecode() <text:s text:c="9"/></text:p>
      <text:p text:style-name="P82">io#print() <text:s text:c="12"/>math#random_string() <text:s text:c="2"/>stem#mask() <text:s text:c="11"/>sys#index_of() <text:s text:c="6"/>sys#vencode() <text:s text:c="9"/></text:p>
      <text:p text:style-name="P82">io#read() <text:s text:c="13"/>math#to_hex() <text:s text:c="9"/>stem#remove() <text:s text:c="9"/>sys#insert() <text:s text:c="10"/></text:p>
      <text:p text:style-name="P82">io#say() <text:s text:c="14"/>stem#box() <text:s text:c="12"/>stem#rename_keys() <text:s text:c="4"/>sys#is_defined() <text:s text:c="6"/></text:p>
      <text:p text:style-name="P82">io#scan() <text:s text:c="13"/>stem#common_keys() <text:s text:c="4"/>stem#set_default() <text:s text:c="4"/>sys#is_function() <text:s text:c="5"/></text:p>
      <text:p text:style-name="P82">io#unmount() <text:s text:c="10"/>stem#exclude_keys() <text:s text:c="3"/>stem#size() <text:s text:c="11"/>sys#load_module() <text:s text:c="5"/></text:p>
      <text:p text:style-name="P82">io#write() <text:s text:c="12"/>stem#from_json() <text:s text:c="6"/>stem#to_json() <text:s text:c="8"/>sys#load_script() <text:s text:c="5"/></text:p>
      <text:p text:style-name="P82">math#abs() <text:s text:c="12"/>stem#has_keys() <text:s text:c="7"/>stem#to_list() <text:s text:c="8"/>sys#raise_error() <text:s text:c="5"/></text:p>
      <text:p text:style-name="P82">math#date_iso() <text:s text:c="7"/>stem#include_keys() <text:s text:c="3"/>stem#unbox() <text:s text:c="10"/>sys#replace() <text:s text:c="9"/></text:p>
      <text:p text:style-name="P82">math#date_ms() <text:s text:c="8"/>stem#indices() <text:s text:c="8"/>stem#union() <text:s text:c="10"/>sys#return() <text:s text:c="10"/></text:p>
      <text:p text:style-name="P82">math#decode_b64() <text:s text:c="5"/>stem#is_list() <text:s text:c="8"/>sys#break() <text:s text:c="11"/>sys#run_script() <text:s text:c="6"/></text:p>
      <text:p text:style-name="P82">math#encode_b64() <text:s text:c="5"/>stem#keys() <text:s text:c="11"/>sys#check_after() <text:s text:c="5"/>sys#substring() <text:s text:c="7"/></text:p>
      <text:p text:style-name="P82">math#from_hex() <text:s text:c="7"/>stem#list_append() <text:s text:c="4"/>sys#contains() <text:s text:c="8"/>sys#to_lower() <text:s text:c="8"/></text:p>
      <text:p text:style-name="P82">math#hash() <text:s text:c="11"/>stem#list_copy() <text:s text:c="6"/>sys#continue() <text:s text:c="8"/>sys#to_upper() <text:s text:c="8"/></text:p>
      <text:p text:style-name="P82">math#mod() <text:s text:c="12"/>stem#list_insert_at() <text:s/>sys#for_keys() <text:s text:c="8"/>sys#tokenize() <text:s text:c="3"/></text:p>
      <text:p text:style-name="Text_20_body"/>
      <text:p text:style-name="P48">Normally you do not need to fully qualify system names, but if you really had to, for example, name a function <text:span text:style-name="T3">load_module</text:span><text:span text:style-name="T25"> you could do so and just qualify which you want to use, yours o</text:span><text:span text:style-name="T34">r</text:span><text:span text:style-name="T25"> the system command.</text:span></text:p>
      <text:h text:style-name="Heading_20_2" text:outline-level="2"><text:bookmark-start text:name="__RefHeading___Toc8209_2391341561"/>)help<text:bookmark-end text:name="__RefHeading___Toc8209_2391341561"/></text:h>
      <text:p text:style-name="P6">This takes no action and, as you saw above, just prints out a summary.</text:p>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19"><text:s/>list the modules that are known to the workspace. This does not mean they have been imported.</text:p>
      <text:h text:style-name="Heading_20_3" text:outline-level="3"><text:bookmark-start text:name="__RefHeading___Toc5511_3816005984"/>imports <text:bookmark-end text:name="__RefHeading___Toc5511_3816005984"/></text:h>
      <text:p text:style-name="P19"><text:s/>li<text:span text:style-name="T28">st the imports (URN and current alias) that are active.</text:span></text:p>
      <text:p text:style-name="Preformatted_20_Text"><text:s text:c="2"/>)modules</text:p>
      <text:p text:style-name="Preformatted_20_Text">a:a <text:s/>b:b <text:s/>qdl:/java </text:p>
      <text:p text:style-name="P16"><text:line-break/>This lists that there are three modules. <text:span text:style-name="T122">To see if these are associated with aliases, use the imports actions:</text:span></text:p>
      <text:p text:style-name="Preformatted_20_Text"><text:soft-page-break/><text:s text:c="2"/>)modules imports -cols</text:p>
      <text:p text:style-name="Preformatted_20_Text">a:a-&gt;[a, d]</text:p>
      <text:p text:style-name="Preformatted_20_Text">b:b-&gt;[b, c, arf, woof]</text:p>
      <text:p text:style-name="Text_20_body"/>
      <text:p text:style-name="P16">These are the modules that have been explicitly imported. In this case, there is one, <text:span text:style-name="T3">qdl:/java</text:span><text:span text:style-name="T25"> which has not.</text:span></text:p>
      <text:p text:style-name="P26">Note that a synonym for this is just </text:p>
      <text:p text:style-name="Preformatted_20_Text">)imports</text:p>
      <text:h text:style-name="Heading_20_2" text:outline-level="2"><text:bookmark-start text:name="__RefHeading___Toc5513_3816005984"/>)off <text:span text:style-name="T104">[</text:span><text:span text:style-name="T10">y</text:span><text:span text:style-name="T104">]</text:span><text:bookmark-end text:name="__RefHeading___Toc5513_3816005984"/></text:h>
      <text:p text:style-name="P6">This causes the system to exit. <text:span text:style-name="T104">If you supply the </text:span><text:span text:style-name="T75">argument</text:span><text:span text:style-name="T72"> y </text:span><text:span text:style-name="T75">then the system will exit without saving. Otherwise, <text:s/>y</text:span><text:span text:style-name="T74">ou </text:span>will be prompted, but if you agree to exit, it will be <text:s/>immediate and with no save.</text:p>
      <text:h text:style-name="Heading_20_2" text:outline-level="2"><text:bookmark-start text:name="__RefHeading___Toc5515_3816005984"/>)vars<text:bookmark-end text:name="__RefHeading___Toc5515_3816005984"/></text:h>
      <text:h text:style-name="P119" text:outline-level="3"><text:bookmark-start text:name="__RefHeading___Toc5517_3816005984"/>drop<text:bookmark-end text:name="__RefHeading___Toc5517_3816005984"/></text:h>
      <text:h text:style-name="Heading_20_3" text:outline-level="3"><text:bookmark-start text:name="__RefHeading___Toc5519_3816005984"/><text:span text:style-name="T98">l</text:span>ist – <text:span text:style-name="T122">[</text:span><text:span text:style-name="T8">switches</text:span><text:span text:style-name="T41">]</text:span><text:bookmark-end text:name="__RefHeading___Toc5519_3816005984"/></text:h>
      <text:p text:style-name="P39">List all of the variables (but not their content) in the current workspace. <text:span text:style-name="T122">See the switches supported by this action above.</text:span></text:p>
      <text:h text:style-name="Heading_20_3" text:outline-level="3"><text:bookmark-start text:name="__RefHeading___Toc8211_2391341561"/><text:span text:style-name="T105">s</text:span>ize<text:bookmark-end text:name="__RefHeading___Toc8211_2391341561"/></text:h>
      <text:p text:style-name="P55">List the total number of symbols in use in the workspace. <text:span text:style-name="T98">This does not tell you how much memory is in use. See the workspace memory command for that.</text:span></text:p>
      <text:h text:style-name="Heading_20_3" text:outline-level="3">system <text:span text:style-name="T123">[switches]</text:span></text:h>
      <text:p text:style-name="P56">List the system constants. Note that these are not kept in the symbol table and can only be accessed in fully qualified form.</text:p>
      <text:p text:style-name="Preformatted_20_Text"><text:s text:c="2"/>)vars system</text:p>
      <text:p text:style-name="Preformatted_20_Text">sys#constants.</text:p>
      <text:p text:style-name="Preformatted_20_Text"><text:s text:c="2"/>sys#constants.<text:span text:style-name="T124">var_</text:span>types.</text:p>
      <text:p text:style-name="Preformatted_20_Text">{boolean=1, string=3, null=0, integer=2, decimal=5, stem=4, undefined=-1}</text:p>
      <text:h text:style-name="Heading_20_2" text:outline-level="2"><text:bookmark-start text:name="__RefHeading___Toc5521_3816005984"/>)ws<text:bookmark-end text:name="__RefHeading___Toc5521_3816005984"/></text:h>
      <text:h text:style-name="P120" text:outline-level="3"><text:bookmark-start text:name="__RefHeading___Toc8213_2391341561"/>echo [<text:span text:style-name="T3">on</text:span> | <text:span text:style-name="T3">off</text:span>] <text:span text:style-name="T125">[-pp on|off]</text:span><text:bookmark-end text:name="__RefHeading___Toc8213_2391341561"/></text:h>
      <text:p text:style-name="P35">Turns <text:span text:style-name="T3">echo mode</text:span><text:span text:style-name="T25"> on or off. If no argument, the current mode is displayed. </text:span><text:span text:style-name="T42">If the switch </text:span><text:span text:style-name="T70">-pp</text:span><text:span text:style-name="T63"> is used, then pretty print mode is turned on or off. This refers to printing all stems vertically. </text:span></text:p>
      <text:p text:style-name="P35"><text:span text:style-name="T25">Echo mode is the default on workspace start up. It will take any expression (so not control statements, like if, switch, etc.) and wrap it in a </text:span><text:span text:style-name="T3">say();</text:span><text:span text:style-name="T25"> call. It will also add any implied but missing final “;”.</text:span></text:p>
      <text:p text:style-name="Preformatted_20_Text"><text:s text:c="2"/>)ws echo</text:p>
      <text:p text:style-name="Preformatted_20_Text"><text:soft-page-break/>echo mode currently on</text:p>
      <text:p text:style-name="Preformatted_20_Text"><text:s text:c="2"/>2 + 2</text:p>
      <text:p text:style-name="Preformatted_20_Text">4</text:p>
      <text:p text:style-name="Preformatted_20_Text"><text:s text:c="2"/>)ws echo off</text:p>
      <text:p text:style-name="Preformatted_20_Text">echo mode off</text:p>
      <text:p text:style-name="Preformatted_20_Text">// <text:span text:style-name="T96">Without echo mode on, you would have to fully write out every expressions</text:span></text:p>
      <text:p text:style-name="Preformatted_20_Text">// <text:span text:style-name="T96">So this will fail:</text:span></text:p>
      <text:p text:style-name="Preformatted_20_Text"><text:s text:c="2"/>2 + 2</text:p>
      <text:p text:style-name="Preformatted_20_Text">syntax error:</text:p>
      <text:p text:style-name="Preformatted_20_Text"/>
      <text:p text:style-name="Preformatted_20_Text">// <text:span text:style-name="T97">now turn echo back on so it works</text:span></text:p>
      <text:p text:style-name="Preformatted_20_Text"><text:s text:c="2"/>)ws echo on</text:p>
      <text:p text:style-name="Preformatted_20_Text">echo mode on</text:p>
      <text:p text:style-name="Preformatted_20_Text"/>
      <text:p text:style-name="Preformatted_20_Text"><text:s text:c="2"/>mod(3*4*5*6,11)</text:p>
      <text:p text:style-name="Preformatted_20_Text">8</text:p>
      <text:p text:style-name="P80">// <text:span text:style-name="T96">same as </text:span></text:p>
      <text:p text:style-name="P84">// print(mod(360, 11));</text:p>
      <text:p text:style-name="P80"/>
      <text:p text:style-name="P80"><text:s text:c="2"/>a. := indices(6)+10</text:p>
      <text:p text:style-name="P80"><text:s text:c="2"/>a.</text:p>
      <text:p text:style-name="P80">{0=10, 1=11, 2=12, 3=13, 4=14, 5=15}</text:p>
      <text:p text:style-name="P36"/>
      <text:p text:style-name="P57">Echo mode lets you use QDL like a big calculator. </text:p>
      <text:p text:style-name="Heading">Another example. <text:span text:style-name="T126">Turn on pretty print</text:span></text:p>
      <text:p text:style-name="P88"><text:s text:c="2"/>)ws echo on -pp off</text:p>
      <text:p text:style-name="P88">echo mode on, pretty print = <text:span text:style-name="T126">off</text:span></text:p>
      <text:p text:style-name="P88"><text:s text:c="2"/>sys#constants()</text:p>
      <text:p text:style-name="P88">{var_types.={boolean=1, string=3, null=0, integer=2, decimal=5, stem=4, undefined=-1}}</text:p>
      <text:p text:style-name="P89">)ws echo on -pp on</text:p>
      <text:p text:style-name="P88">echo mode on, pretty print = <text:span text:style-name="T126">on</text:span></text:p>
      <text:p text:style-name="P88"><text:s text:c="2"/>sys#constants()</text:p>
      <text:p text:style-name="Preformatted_20_Text">{</text:p>
      <text:p text:style-name="Preformatted_20_Text"><text:s/>var_types.= {</text:p>
      <text:p text:style-name="Preformatted_20_Text"><text:s text:c="2"/>boolean=1,</text:p>
      <text:p text:style-name="Preformatted_20_Text"><text:s text:c="2"/>string=3,</text:p>
      <text:p text:style-name="Preformatted_20_Text"><text:s text:c="2"/>null=0,</text:p>
      <text:p text:style-name="Preformatted_20_Text"><text:s text:c="2"/>integer=2,</text:p>
      <text:p text:style-name="Preformatted_20_Text"><text:s text:c="2"/>decimal=5,</text:p>
      <text:p text:style-name="Preformatted_20_Text"><text:s text:c="2"/>stem=4,</text:p>
      <text:p text:style-name="Preformatted_20_Text"><text:s text:c="2"/>undefined=-1</text:p>
      <text:p text:style-name="Preformatted_20_Text"><text:s/>}</text:p>
      <text:p text:style-name="Preformatted_20_Text">}</text:p>
      <text:h text:style-name="Heading_20_3" text:outline-level="3"><text:bookmark-start text:name="__RefHeading___Toc5523_3816005984"/>load <text:span text:style-name="T3">file</text:span><text:bookmark-end text:name="__RefHeading___Toc5523_3816005984"/></text:h>
      <text:p text:style-name="P37">Load a saved workspace <text:span text:style-name="T98">from the given file</text:span>. <text:span text:style-name="T98">Relative references are resolved against the qdl root directory (which you can see since it is saved in the environment).</text:span> </text:p>
      <text:h text:style-name="Heading_20_3" text:outline-level="3"><text:bookmark-start text:name="__RefHeading___Toc8215_2391341561"/><text:span text:style-name="T99">m</text:span>emory<text:bookmark-end text:name="__RefHeading___Toc8215_2391341561"/></text:h>
      <text:p text:style-name="P40">Reports the amount of used memory, remaining memory and number of processors.</text:p>
      <text:p text:style-name="Preformatted_20_Text"><text:s text:c="2"/>)ws memory</text:p>
      <text:p text:style-name="Preformatted_20_Text"><text:soft-page-break/>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100000</text:p>
      <text:p text:style-name="Text_20_body"/>
      <text:p text:style-name="P41">It should be noted that the amount of memory is not fixed: if you decide to write</text:p>
      <text:p text:style-name="Preformatted_20_Text">a. := random(1000000)^5</text:p>
      <text:p text:style-name="P41">You may get something like this</text:p>
      <text:p text:style-name="Preformatted_20_Text"><text:s text:c="2"/>)ws memory</text:p>
      <text:p text:style-name="Preformatted_20_Text">memory used = 761MB, free = 408MB, processors = 8</text:p>
      <text:p text:style-name="P41"/>
      <text:p text:style-name="P41">Which simply means that the system allocated more memory. The standard limit is 2 GB on 32 bit systems and unlimited on 64 bit system. You can change the initial amount at startup by configuring the Java virtual machine at system startup.</text:p>
      <text:h text:style-name="Heading_20_3" text:outline-level="3"><text:bookmark-start text:name="__RefHeading___Toc5525_3816005984"/>save <text:span text:style-name="T3">file</text:span><text:bookmark-end text:name="__RefHeading___Toc5525_3816005984"/></text:h>
      <text:p text:style-name="P38">Save the current workspace to the given file. <text:span text:style-name="T98">Relative references are resolved against the qdl root directory (which you can see since it is saved in the environment).</text:span></text:p>
      <text:h text:style-name="Heading_20_3" text:outline-level="3"><text:bookmark-start text:name="__RefHeading___Toc5592_3816005984"/>clear <text:bookmark-end text:name="__RefHeading___Toc5592_3816005984"/></text:h>
      <text:p text:style-name="P19">This command will remove all state and return it to the exact condition of starting a clean workspace, <text:span text:style-name="T89">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75"><text:s text:c="4"/>)<text:span text:style-name="T76">ws </text:span>clear</text:p>
      <text:p text:style-name="P75">workspace cleared</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4e026"/>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200" style:font-name="Liberation Mono1" fo:font-family="'Liberation Mono'" style:font-family-generic="modern" style:font-pitch="fixed" fo:font-size="10pt" fo:font-weight="bold" fo:background-color="#21409a"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13:09:43.304361753</meta:creation-date>
    <dc:date>2020-06-22T14:14:28.830854455</dc:date>
    <meta:editing-duration>P56DT4H27M5S</meta:editing-duration>
    <meta:editing-cycles>154</meta:editing-cycles>
    <meta:generator>LibreOffice/6.0.7.3$Linux_X86_64 LibreOffice_project/00m0$Build-3</meta:generator>
    <meta:document-statistic meta:table-count="0" meta:image-count="0" meta:object-count="0" meta:page-count="17" meta:paragraph-count="462" meta:word-count="4946" meta:character-count="30353" meta:non-whitespace-character-count="24311"/>
  </office:meta>
</office:document-meta>
</file>